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11.2819+[.A1]*(20.7789-11.2819)/160" office:value-type="float" office:value="11.2819" calcext:value-type="float">
            <text:p>11.2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1.2819+[.A2]*(20.7789-11.2819)/160" office:value-type="float" office:value="11.34125625" calcext:value-type="float">
            <text:p>11.34125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1.2819+[.A3]*(20.7789-11.2819)/160" office:value-type="float" office:value="11.4006125" calcext:value-type="float">
            <text:p>11.4006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1.2819+[.A4]*(20.7789-11.2819)/160" office:value-type="float" office:value="11.45996875" calcext:value-type="float">
            <text:p>11.45996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1.2819+[.A5]*(20.7789-11.2819)/160" office:value-type="float" office:value="11.519325" calcext:value-type="float">
            <text:p>11.519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1.2819+[.A6]*(20.7789-11.2819)/160" office:value-type="float" office:value="11.57868125" calcext:value-type="float">
            <text:p>11.57868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.2819+[.A7]*(20.7789-11.2819)/160" office:value-type="float" office:value="11.6380375" calcext:value-type="float">
            <text:p>11.6380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1.2819+[.A8]*(20.7789-11.2819)/160" office:value-type="float" office:value="11.69739375" calcext:value-type="float">
            <text:p>11.69739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1.2819+[.A9]*(20.7789-11.2819)/160" office:value-type="float" office:value="11.75675" calcext:value-type="float">
            <text:p>11.756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.2819+[.A10]*(20.7789-11.2819)/160" office:value-type="float" office:value="11.81610625" calcext:value-type="float">
            <text:p>11.81610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1.2819+[.A11]*(20.7789-11.2819)/160" office:value-type="float" office:value="11.8754625" calcext:value-type="float">
            <text:p>11.8754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1.2819+[.A12]*(20.7789-11.2819)/160" office:value-type="float" office:value="11.93481875" calcext:value-type="float">
            <text:p>11.93481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1.2819+[.A13]*(20.7789-11.2819)/160" office:value-type="float" office:value="11.994175" calcext:value-type="float">
            <text:p>11.994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1.2819+[.A14]*(20.7789-11.2819)/160" office:value-type="float" office:value="12.05353125" calcext:value-type="float">
            <text:p>12.05353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1.2819+[.A15]*(20.7789-11.2819)/160" office:value-type="float" office:value="12.1128875" calcext:value-type="float">
            <text:p>12.1128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1.2819+[.A16]*(20.7789-11.2819)/160" office:value-type="float" office:value="12.17224375" calcext:value-type="float">
            <text:p>12.17224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1.2819+[.A17]*(20.7789-11.2819)/160" office:value-type="float" office:value="12.2316" calcext:value-type="float">
            <text:p>12.23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1.2819+[.A18]*(20.7789-11.2819)/160" office:value-type="float" office:value="12.29095625" calcext:value-type="float">
            <text:p>12.290956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1.2819+[.A19]*(20.7789-11.2819)/160" office:value-type="float" office:value="12.3503125" calcext:value-type="float">
            <text:p>12.3503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1.2819+[.A20]*(20.7789-11.2819)/160" office:value-type="float" office:value="12.40966875" calcext:value-type="float">
            <text:p>12.40966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1.2819+[.A21]*(20.7789-11.2819)/160" office:value-type="float" office:value="12.469025" calcext:value-type="float">
            <text:p>12.469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1.2819+[.A22]*(20.7789-11.2819)/160" office:value-type="float" office:value="12.52838125" calcext:value-type="float">
            <text:p>12.52838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1.2819+[.A23]*(20.7789-11.2819)/160" office:value-type="float" office:value="12.5877375" calcext:value-type="float">
            <text:p>12.5877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1.2819+[.A24]*(20.7789-11.2819)/160" office:value-type="float" office:value="12.64709375" calcext:value-type="float">
            <text:p>12.647093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1.2819+[.A25]*(20.7789-11.2819)/160" office:value-type="float" office:value="12.70645" calcext:value-type="float">
            <text:p>12.706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1.2819+[.A26]*(20.7789-11.2819)/160" office:value-type="float" office:value="12.76580625" calcext:value-type="float">
            <text:p>12.76580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1.2819+[.A27]*(20.7789-11.2819)/160" office:value-type="float" office:value="12.8251625" calcext:value-type="float">
            <text:p>12.82516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1.2819+[.A28]*(20.7789-11.2819)/160" office:value-type="float" office:value="12.88451875" calcext:value-type="float">
            <text:p>12.88451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1.2819+[.A29]*(20.7789-11.2819)/160" office:value-type="float" office:value="12.943875" calcext:value-type="float">
            <text:p>12.943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1.2819+[.A30]*(20.7789-11.2819)/160" office:value-type="float" office:value="13.00323125" calcext:value-type="float">
            <text:p>13.00323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1.2819+[.A31]*(20.7789-11.2819)/160" office:value-type="float" office:value="13.0625875" calcext:value-type="float">
            <text:p>13.0625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1.2819+[.A32]*(20.7789-11.2819)/160" office:value-type="float" office:value="13.12194375" calcext:value-type="float">
            <text:p>13.12194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1.2819+[.A33]*(20.7789-11.2819)/160" office:value-type="float" office:value="13.1813" calcext:value-type="float">
            <text:p>13.18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1.2819+[.A34]*(20.7789-11.2819)/160" office:value-type="float" office:value="13.24065625" calcext:value-type="float">
            <text:p>13.24065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1.2819+[.A35]*(20.7789-11.2819)/160" office:value-type="float" office:value="13.3000125" calcext:value-type="float">
            <text:p>13.30001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1.2819+[.A36]*(20.7789-11.2819)/160" office:value-type="float" office:value="13.35936875" calcext:value-type="float">
            <text:p>13.35936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1.2819+[.A37]*(20.7789-11.2819)/160" office:value-type="float" office:value="13.418725" calcext:value-type="float">
            <text:p>13.4187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1.2819+[.A38]*(20.7789-11.2819)/160" office:value-type="float" office:value="13.47808125" calcext:value-type="float">
            <text:p>13.47808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1.2819+[.A39]*(20.7789-11.2819)/160" office:value-type="float" office:value="13.5374375" calcext:value-type="float">
            <text:p>13.53743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1.2819+[.A40]*(20.7789-11.2819)/160" office:value-type="float" office:value="13.59679375" calcext:value-type="float">
            <text:p>13.59679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1.2819+[.A41]*(20.7789-11.2819)/160" office:value-type="float" office:value="13.65615" calcext:value-type="float">
            <text:p>13.656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1.2819+[.A42]*(20.7789-11.2819)/160" office:value-type="float" office:value="13.71550625" calcext:value-type="float">
            <text:p>13.715506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1.2819+[.A43]*(20.7789-11.2819)/160" office:value-type="float" office:value="13.7748625" calcext:value-type="float">
            <text:p>13.7748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1.2819+[.A44]*(20.7789-11.2819)/160" office:value-type="float" office:value="13.83421875" calcext:value-type="float">
            <text:p>13.83421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1.2819+[.A45]*(20.7789-11.2819)/160" office:value-type="float" office:value="13.893575" calcext:value-type="float">
            <text:p>13.893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1.2819+[.A46]*(20.7789-11.2819)/160" office:value-type="float" office:value="13.95293125" calcext:value-type="float">
            <text:p>13.952931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1.2819+[.A47]*(20.7789-11.2819)/160" office:value-type="float" office:value="14.0122875" calcext:value-type="float">
            <text:p>14.0122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1.2819+[.A48]*(20.7789-11.2819)/160" office:value-type="float" office:value="14.07164375" calcext:value-type="float">
            <text:p>14.071643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1.2819+[.A49]*(20.7789-11.2819)/160" office:value-type="float" office:value="14.131" calcext:value-type="float">
            <text:p>14.1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1.2819+[.A50]*(20.7789-11.2819)/160" office:value-type="float" office:value="14.19035625" calcext:value-type="float">
            <text:p>14.19035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1.2819+[.A51]*(20.7789-11.2819)/160" office:value-type="float" office:value="14.2497125" calcext:value-type="float">
            <text:p>14.2497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1.2819+[.A52]*(20.7789-11.2819)/160" office:value-type="float" office:value="14.30906875" calcext:value-type="float">
            <text:p>14.30906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1.2819+[.A53]*(20.7789-11.2819)/160" office:value-type="float" office:value="14.368425" calcext:value-type="float">
            <text:p>14.3684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1.2819+[.A54]*(20.7789-11.2819)/160" office:value-type="float" office:value="14.42778125" calcext:value-type="float">
            <text:p>14.42778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1.2819+[.A55]*(20.7789-11.2819)/160" office:value-type="float" office:value="14.4871375" calcext:value-type="float">
            <text:p>14.4871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1.2819+[.A56]*(20.7789-11.2819)/160" office:value-type="float" office:value="14.54649375" calcext:value-type="float">
            <text:p>14.546493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1.2819+[.A57]*(20.7789-11.2819)/160" office:value-type="float" office:value="14.60585" calcext:value-type="float">
            <text:p>14.605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1.2819+[.A58]*(20.7789-11.2819)/160" office:value-type="float" office:value="14.66520625" calcext:value-type="float">
            <text:p>14.665206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1.2819+[.A59]*(20.7789-11.2819)/160" office:value-type="float" office:value="14.7245625" calcext:value-type="float">
            <text:p>14.7245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1.2819+[.A60]*(20.7789-11.2819)/160" office:value-type="float" office:value="14.78391875" calcext:value-type="float">
            <text:p>14.78391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1.2819+[.A61]*(20.7789-11.2819)/160" office:value-type="float" office:value="14.843275" calcext:value-type="float">
            <text:p>14.843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1.2819+[.A62]*(20.7789-11.2819)/160" office:value-type="float" office:value="14.90263125" calcext:value-type="float">
            <text:p>14.90263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1.2819+[.A63]*(20.7789-11.2819)/160" office:value-type="float" office:value="14.9619875" calcext:value-type="float">
            <text:p>14.9619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1.2819+[.A64]*(20.7789-11.2819)/160" office:value-type="float" office:value="15.02134375" calcext:value-type="float">
            <text:p>15.02134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1.2819+[.A65]*(20.7789-11.2819)/160" office:value-type="float" office:value="15.0807" calcext:value-type="float">
            <text:p>15.08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1.2819+[.A66]*(20.7789-11.2819)/160" office:value-type="float" office:value="15.14005625" calcext:value-type="float">
            <text:p>15.140056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1.2819+[.A67]*(20.7789-11.2819)/160" office:value-type="float" office:value="15.1994125" calcext:value-type="float">
            <text:p>15.1994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1.2819+[.A68]*(20.7789-11.2819)/160" office:value-type="float" office:value="15.25876875" calcext:value-type="float">
            <text:p>15.258768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1.2819+[.A69]*(20.7789-11.2819)/160" office:value-type="float" office:value="15.318125" calcext:value-type="float">
            <text:p>15.318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1.2819+[.A70]*(20.7789-11.2819)/160" office:value-type="float" office:value="15.37748125" calcext:value-type="float">
            <text:p>15.377481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1.2819+[.A71]*(20.7789-11.2819)/160" office:value-type="float" office:value="15.4368375" calcext:value-type="float">
            <text:p>15.43683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1.2819+[.A72]*(20.7789-11.2819)/160" office:value-type="float" office:value="15.49619375" calcext:value-type="float">
            <text:p>15.49619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1.2819+[.A73]*(20.7789-11.2819)/160" office:value-type="float" office:value="15.55555" calcext:value-type="float">
            <text:p>15.555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1.2819+[.A74]*(20.7789-11.2819)/160" office:value-type="float" office:value="15.61490625" calcext:value-type="float">
            <text:p>15.61490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1.2819+[.A75]*(20.7789-11.2819)/160" office:value-type="float" office:value="15.6742625" calcext:value-type="float">
            <text:p>15.67426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1.2819+[.A76]*(20.7789-11.2819)/160" office:value-type="float" office:value="15.73361875" calcext:value-type="float">
            <text:p>15.733618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1.2819+[.A77]*(20.7789-11.2819)/160" office:value-type="float" office:value="15.792975" calcext:value-type="float">
            <text:p>15.7929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1.2819+[.A78]*(20.7789-11.2819)/160" office:value-type="float" office:value="15.85233125" calcext:value-type="float">
            <text:p>15.852331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1.2819+[.A79]*(20.7789-11.2819)/160" office:value-type="float" office:value="15.9116875" calcext:value-type="float">
            <text:p>15.9116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1.2819+[.A80]*(20.7789-11.2819)/160" office:value-type="float" office:value="15.97104375" calcext:value-type="float">
            <text:p>15.97104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1.2819+[.A81]*(20.7789-11.2819)/160" office:value-type="float" office:value="16.0304" calcext:value-type="float">
            <text:p>16.03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1.2819+[.A82]*(20.7789-11.2819)/160" office:value-type="float" office:value="16.08975625" calcext:value-type="float">
            <text:p>16.089756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1.2819+[.A83]*(20.7789-11.2819)/160" office:value-type="float" office:value="16.1491125" calcext:value-type="float">
            <text:p>16.1491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1.2819+[.A84]*(20.7789-11.2819)/160" office:value-type="float" office:value="16.20846875" calcext:value-type="float">
            <text:p>16.20846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1.2819+[.A85]*(20.7789-11.2819)/160" office:value-type="float" office:value="16.267825" calcext:value-type="float">
            <text:p>16.2678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1.2819+[.A86]*(20.7789-11.2819)/160" office:value-type="float" office:value="16.32718125" calcext:value-type="float">
            <text:p>16.327181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1.2819+[.A87]*(20.7789-11.2819)/160" office:value-type="float" office:value="16.3865375" calcext:value-type="float">
            <text:p>16.38653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1.2819+[.A88]*(20.7789-11.2819)/160" office:value-type="float" office:value="16.44589375" calcext:value-type="float">
            <text:p>16.445893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1.2819+[.A89]*(20.7789-11.2819)/160" office:value-type="float" office:value="16.50525" calcext:value-type="float">
            <text:p>16.505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1.2819+[.A90]*(20.7789-11.2819)/160" office:value-type="float" office:value="16.56460625" calcext:value-type="float">
            <text:p>16.56460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.2819+[.A91]*(20.7789-11.2819)/160" office:value-type="float" office:value="16.6239625" calcext:value-type="float">
            <text:p>16.62396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1.2819+[.A92]*(20.7789-11.2819)/160" office:value-type="float" office:value="16.68331875" calcext:value-type="float">
            <text:p>16.68331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1.2819+[.A93]*(20.7789-11.2819)/160" office:value-type="float" office:value="16.742675" calcext:value-type="float">
            <text:p>16.7426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1.2819+[.A94]*(20.7789-11.2819)/160" office:value-type="float" office:value="16.80203125" calcext:value-type="float">
            <text:p>16.80203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1.2819+[.A95]*(20.7789-11.2819)/160" office:value-type="float" office:value="16.8613875" calcext:value-type="float">
            <text:p>16.8613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1.2819+[.A96]*(20.7789-11.2819)/160" office:value-type="float" office:value="16.92074375" calcext:value-type="float">
            <text:p>16.920743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1.2819+[.A97]*(20.7789-11.2819)/160" office:value-type="float" office:value="16.9801" calcext:value-type="float">
            <text:p>16.98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1.2819+[.A98]*(20.7789-11.2819)/160" office:value-type="float" office:value="17.03945625" calcext:value-type="float">
            <text:p>17.039456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1.2819+[.A99]*(20.7789-11.2819)/160" office:value-type="float" office:value="17.0988125" calcext:value-type="float">
            <text:p>17.0988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1.2819+[.A100]*(20.7789-11.2819)/160" office:value-type="float" office:value="17.15816875" calcext:value-type="float">
            <text:p>17.15816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1.2819+[.A101]*(20.7789-11.2819)/160" office:value-type="float" office:value="17.217525" calcext:value-type="float">
            <text:p>17.2175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1.2819+[.A102]*(20.7789-11.2819)/160" office:value-type="float" office:value="17.27688125" calcext:value-type="float">
            <text:p>17.27688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1.2819+[.A103]*(20.7789-11.2819)/160" office:value-type="float" office:value="17.3362375" calcext:value-type="float">
            <text:p>17.33623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1.2819+[.A104]*(20.7789-11.2819)/160" office:value-type="float" office:value="17.39559375" calcext:value-type="float">
            <text:p>17.395593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1.2819+[.A105]*(20.7789-11.2819)/160" office:value-type="float" office:value="17.45495" calcext:value-type="float">
            <text:p>17.454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1.2819+[.A106]*(20.7789-11.2819)/160" office:value-type="float" office:value="17.51430625" calcext:value-type="float">
            <text:p>17.514306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1.2819+[.A107]*(20.7789-11.2819)/160" office:value-type="float" office:value="17.5736625" calcext:value-type="float">
            <text:p>17.57366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1.2819+[.A108]*(20.7789-11.2819)/160" office:value-type="float" office:value="17.63301875" calcext:value-type="float">
            <text:p>17.633018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1.2819+[.A109]*(20.7789-11.2819)/160" office:value-type="float" office:value="17.692375" calcext:value-type="float">
            <text:p>17.6923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1.2819+[.A110]*(20.7789-11.2819)/160" office:value-type="float" office:value="17.75173125" calcext:value-type="float">
            <text:p>17.75173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1.2819+[.A111]*(20.7789-11.2819)/160" office:value-type="float" office:value="17.8110875" calcext:value-type="float">
            <text:p>17.81108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1.2819+[.A112]*(20.7789-11.2819)/160" office:value-type="float" office:value="17.87044375" calcext:value-type="float">
            <text:p>17.870443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1.2819+[.A113]*(20.7789-11.2819)/160" office:value-type="float" office:value="17.9298" calcext:value-type="float">
            <text:p>17.92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1.2819+[.A114]*(20.7789-11.2819)/160" office:value-type="float" office:value="17.98915625" calcext:value-type="float">
            <text:p>17.989156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1.2819+[.A115]*(20.7789-11.2819)/160" office:value-type="float" office:value="18.0485125" calcext:value-type="float">
            <text:p>18.0485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1.2819+[.A116]*(20.7789-11.2819)/160" office:value-type="float" office:value="18.10786875" calcext:value-type="float">
            <text:p>18.107868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1.2819+[.A117]*(20.7789-11.2819)/160" office:value-type="float" office:value="18.167225" calcext:value-type="float">
            <text:p>18.1672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1.2819+[.A118]*(20.7789-11.2819)/160" office:value-type="float" office:value="18.22658125" calcext:value-type="float">
            <text:p>18.226581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1.2819+[.A119]*(20.7789-11.2819)/160" office:value-type="float" office:value="18.2859375" calcext:value-type="float">
            <text:p>18.28593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1.2819+[.A120]*(20.7789-11.2819)/160" office:value-type="float" office:value="18.34529375" calcext:value-type="float">
            <text:p>18.345293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1.2819+[.A121]*(20.7789-11.2819)/160" office:value-type="float" office:value="18.40465" calcext:value-type="float">
            <text:p>18.404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1.2819+[.A122]*(20.7789-11.2819)/160" office:value-type="float" office:value="18.46400625" calcext:value-type="float">
            <text:p>18.464006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1.2819+[.A123]*(20.7789-11.2819)/160" office:value-type="float" office:value="18.5233625" calcext:value-type="float">
            <text:p>18.52336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1.2819+[.A124]*(20.7789-11.2819)/160" office:value-type="float" office:value="18.58271875" calcext:value-type="float">
            <text:p>18.582718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1.2819+[.A125]*(20.7789-11.2819)/160" office:value-type="float" office:value="18.642075" calcext:value-type="float">
            <text:p>18.642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1.2819+[.A126]*(20.7789-11.2819)/160" office:value-type="float" office:value="18.70143125" calcext:value-type="float">
            <text:p>18.70143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1.2819+[.A127]*(20.7789-11.2819)/160" office:value-type="float" office:value="18.7607875" calcext:value-type="float">
            <text:p>18.76078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1.2819+[.A128]*(20.7789-11.2819)/160" office:value-type="float" office:value="18.82014375" calcext:value-type="float">
            <text:p>18.82014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1.2819+[.A129]*(20.7789-11.2819)/160" office:value-type="float" office:value="18.8795" calcext:value-type="float">
            <text:p>18.87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1.2819+[.A130]*(20.7789-11.2819)/160" office:value-type="float" office:value="18.93885625" calcext:value-type="float">
            <text:p>18.938856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1.2819+[.A131]*(20.7789-11.2819)/160" office:value-type="float" office:value="18.9982125" calcext:value-type="float">
            <text:p>18.99821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1.2819+[.A132]*(20.7789-11.2819)/160" office:value-type="float" office:value="19.05756875" calcext:value-type="float">
            <text:p>19.057568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1.2819+[.A133]*(20.7789-11.2819)/160" office:value-type="float" office:value="19.116925" calcext:value-type="float">
            <text:p>19.1169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1.2819+[.A134]*(20.7789-11.2819)/160" office:value-type="float" office:value="19.17628125" calcext:value-type="float">
            <text:p>19.176281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1.2819+[.A135]*(20.7789-11.2819)/160" office:value-type="float" office:value="19.2356375" calcext:value-type="float">
            <text:p>19.23563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1.2819+[.A136]*(20.7789-11.2819)/160" office:value-type="float" office:value="19.29499375" calcext:value-type="float">
            <text:p>19.294993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1.2819+[.A137]*(20.7789-11.2819)/160" office:value-type="float" office:value="19.35435" calcext:value-type="float">
            <text:p>19.354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1.2819+[.A138]*(20.7789-11.2819)/160" office:value-type="float" office:value="19.41370625" calcext:value-type="float">
            <text:p>19.413706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1.2819+[.A139]*(20.7789-11.2819)/160" office:value-type="float" office:value="19.4730625" calcext:value-type="float">
            <text:p>19.47306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1.2819+[.A140]*(20.7789-11.2819)/160" office:value-type="float" office:value="19.53241875" calcext:value-type="float">
            <text:p>19.532418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1.2819+[.A141]*(20.7789-11.2819)/160" office:value-type="float" office:value="19.591775" calcext:value-type="float">
            <text:p>19.5917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1.2819+[.A142]*(20.7789-11.2819)/160" office:value-type="float" office:value="19.65113125" calcext:value-type="float">
            <text:p>19.65113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1.2819+[.A143]*(20.7789-11.2819)/160" office:value-type="float" office:value="19.7104875" calcext:value-type="float">
            <text:p>19.71048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1.2819+[.A144]*(20.7789-11.2819)/160" office:value-type="float" office:value="19.76984375" calcext:value-type="float">
            <text:p>19.769843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1.2819+[.A145]*(20.7789-11.2819)/160" office:value-type="float" office:value="19.8292" calcext:value-type="float">
            <text:p>19.82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1.2819+[.A146]*(20.7789-11.2819)/160" office:value-type="float" office:value="19.88855625" calcext:value-type="float">
            <text:p>19.888556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1.2819+[.A147]*(20.7789-11.2819)/160" office:value-type="float" office:value="19.9479125" calcext:value-type="float">
            <text:p>19.94791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1.2819+[.A148]*(20.7789-11.2819)/160" office:value-type="float" office:value="20.00726875" calcext:value-type="float">
            <text:p>20.007268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1.2819+[.A149]*(20.7789-11.2819)/160" office:value-type="float" office:value="20.066625" calcext:value-type="float">
            <text:p>20.0666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1.2819+[.A150]*(20.7789-11.2819)/160" office:value-type="float" office:value="20.12598125" calcext:value-type="float">
            <text:p>20.1259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1.2819+[.A151]*(20.7789-11.2819)/160" office:value-type="float" office:value="20.1853375" calcext:value-type="float">
            <text:p>20.18533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1.2819+[.A152]*(20.7789-11.2819)/160" office:value-type="float" office:value="20.24469375" calcext:value-type="float">
            <text:p>20.244693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1.2819+[.A153]*(20.7789-11.2819)/160" office:value-type="float" office:value="20.30405" calcext:value-type="float">
            <text:p>20.304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1.2819+[.A154]*(20.7789-11.2819)/160" office:value-type="float" office:value="20.36340625" calcext:value-type="float">
            <text:p>20.363406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1.2819+[.A155]*(20.7789-11.2819)/160" office:value-type="float" office:value="20.4227625" calcext:value-type="float">
            <text:p>20.42276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1.2819+[.A156]*(20.7789-11.2819)/160" office:value-type="float" office:value="20.48211875" calcext:value-type="float">
            <text:p>20.482118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1.2819+[.A157]*(20.7789-11.2819)/160" office:value-type="float" office:value="20.541475" calcext:value-type="float">
            <text:p>20.5414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1.2819+[.A158]*(20.7789-11.2819)/160" office:value-type="float" office:value="20.60083125" calcext:value-type="float">
            <text:p>20.60083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1.2819+[.A159]*(20.7789-11.2819)/160" office:value-type="float" office:value="20.6601875" calcext:value-type="float">
            <text:p>20.66018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1.2819+[.A160]*(20.7789-11.2819)/160" office:value-type="float" office:value="20.71954375" calcext:value-type="float">
            <text:p>20.719543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1.2819+[.A161]*(20.7789-11.2819)/160" office:value-type="float" office:value="20.7789" calcext:value-type="float">
            <text:p>20.7789</text:p>
          </table:table-cell>
        </table:table-row>
      </table:table>
      <table:table table:name="Sheet2" table:style-name="ta1">
        <table:shapes>
          <draw:frame draw:z-index="0" draw:style-name="gr1" draw:text-style-name="P1" svg:width="229.91mm" svg:height="136.26mm" svg:x="121.97mm" svg:y="3.99mm">
            <loext:p draw:notify-on-update-of-ranges="Sheet2.A1:Sheet2.A79 Sheet2.B1:Sheet2.B79 Sheet2.E1:Sheet2.E79 Sheet2.F1:Sheet2.F79 Sheet2.C1:Sheet2.C79 Sheet2.D1:Sheet2.D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float" office:value="13.4791" calcext:value-type="float">
            <text:p>13.4791</text:p>
          </table:table-cell>
          <table:table-cell office:value-type="float" office:value="0.0577911" calcext:value-type="float">
            <text:p>0.0577911</text:p>
          </table:table-cell>
          <table:table-cell office:value-type="float" office:value="13.8368" calcext:value-type="float">
            <text:p>13.83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5387" calcext:value-type="float">
            <text:p>13.5387</text:p>
          </table:table-cell>
          <table:table-cell office:value-type="float" office:value="0.054717" calcext:value-type="float">
            <text:p>0.054717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5983" calcext:value-type="float">
            <text:p>13.5983</text:p>
          </table:table-cell>
          <table:table-cell office:value-type="float" office:value="0.0649887" calcext:value-type="float">
            <text:p>0.0649887</text:p>
          </table:table-cell>
          <table:table-cell office:value-type="float" office:value="13.9558" calcext:value-type="float">
            <text:p>13.955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6579" calcext:value-type="float">
            <text:p>13.6579</text:p>
          </table:table-cell>
          <table:table-cell office:value-type="float" office:value="0.071458" calcext:value-type="float">
            <text:p>0.071458</text:p>
          </table:table-cell>
          <table:table-cell office:value-type="float" office:value="14.0154" calcext:value-type="float">
            <text:p>14.01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7175" calcext:value-type="float">
            <text:p>13.7175</text:p>
          </table:table-cell>
          <table:table-cell office:value-type="float" office:value="0.0718726" calcext:value-type="float">
            <text:p>0.0718726</text:p>
          </table:table-cell>
          <table:table-cell office:value-type="float" office:value="14.0749" calcext:value-type="float">
            <text:p>14.07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7771" calcext:value-type="float">
            <text:p>13.7771</text:p>
          </table:table-cell>
          <table:table-cell office:value-type="float" office:value="0.0723114" calcext:value-type="float">
            <text:p>0.0723114</text:p>
          </table:table-cell>
          <table:table-cell office:value-type="float" office:value="14.1344" calcext:value-type="float">
            <text:p>14.13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8367" calcext:value-type="float">
            <text:p>13.8367</text:p>
          </table:table-cell>
          <table:table-cell office:value-type="float" office:value="0.072784" calcext:value-type="float">
            <text:p>0.072784</text:p>
          </table:table-cell>
          <table:table-cell office:value-type="float" office:value="14.1939" calcext:value-type="float">
            <text:p>14.193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1346" calcext:value-type="float">
            <text:p>14.1346</text:p>
          </table:table-cell>
          <table:table-cell office:value-type="float" office:value="0.189964" calcext:value-type="float">
            <text:p>0.189964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0.0701763" calcext:value-type="float">
            <text:p>0.0701763</text:p>
          </table:table-cell>
          <table:table-cell office:value-type="float" office:value="14.2535" calcext:value-type="float">
            <text:p>14.25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1942" calcext:value-type="float">
            <text:p>14.1942</text:p>
          </table:table-cell>
          <table:table-cell office:value-type="float" office:value="0.14467" calcext:value-type="float">
            <text:p>0.14467</text:p>
          </table:table-cell>
          <table:table-cell office:value-type="float" office:value="13.9559" calcext:value-type="float">
            <text:p>13.9559</text:p>
          </table:table-cell>
          <table:table-cell office:value-type="float" office:value="0.0670698" calcext:value-type="float">
            <text:p>0.0670698</text:p>
          </table:table-cell>
          <table:table-cell office:value-type="float" office:value="14.313" calcext:value-type="float">
            <text:p>14.31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2538" calcext:value-type="float">
            <text:p>14.2538</text:p>
          </table:table-cell>
          <table:table-cell office:value-type="float" office:value="0.160267" calcext:value-type="float">
            <text:p>0.160267</text:p>
          </table:table-cell>
          <table:table-cell office:value-type="float" office:value="14.0155" calcext:value-type="float">
            <text:p>14.0155</text:p>
          </table:table-cell>
          <table:table-cell office:value-type="float" office:value="0.0635162" calcext:value-type="float">
            <text:p>0.0635162</text:p>
          </table:table-cell>
          <table:table-cell office:value-type="float" office:value="14.3725" calcext:value-type="float">
            <text:p>14.372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3134" calcext:value-type="float">
            <text:p>14.3134</text:p>
          </table:table-cell>
          <table:table-cell office:value-type="float" office:value="0.164072" calcext:value-type="float">
            <text:p>0.164072</text:p>
          </table:table-cell>
          <table:table-cell office:value-type="float" office:value="14.075" calcext:value-type="float">
            <text:p>14.075</text:p>
          </table:table-cell>
          <table:table-cell office:value-type="float" office:value="0.0578673" calcext:value-type="float">
            <text:p>0.0578673</text:p>
          </table:table-cell>
          <table:table-cell office:value-type="float" office:value="14.432" calcext:value-type="float">
            <text:p>14.43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373" calcext:value-type="float">
            <text:p>14.373</text:p>
          </table:table-cell>
          <table:table-cell office:value-type="float" office:value="0.168391" calcext:value-type="float">
            <text:p>0.168391</text:p>
          </table:table-cell>
          <table:table-cell office:value-type="float" office:value="14.1346" calcext:value-type="float">
            <text:p>14.1346</text:p>
          </table:table-cell>
          <table:table-cell office:value-type="float" office:value="0.0535714" calcext:value-type="float">
            <text:p>0.0535714</text:p>
          </table:table-cell>
          <table:table-cell office:value-type="float" office:value="14.4916" calcext:value-type="float">
            <text:p>14.491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4326" calcext:value-type="float">
            <text:p>14.4326</text:p>
          </table:table-cell>
          <table:table-cell office:value-type="float" office:value="0.161115" calcext:value-type="float">
            <text:p>0.161115</text:p>
          </table:table-cell>
          <table:table-cell office:value-type="float" office:value="14.1942" calcext:value-type="float">
            <text:p>14.1942</text:p>
          </table:table-cell>
          <table:table-cell office:value-type="float" office:value="0.0466577" calcext:value-type="float">
            <text:p>0.0466577</text:p>
          </table:table-cell>
          <table:table-cell office:value-type="float" office:value="14.5511" calcext:value-type="float">
            <text:p>14.551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4922" calcext:value-type="float">
            <text:p>14.4922</text:p>
          </table:table-cell>
          <table:table-cell office:value-type="float" office:value="0.152524" calcext:value-type="float">
            <text:p>0.152524</text:p>
          </table:table-cell>
          <table:table-cell office:value-type="float" office:value="14.2538" calcext:value-type="float">
            <text:p>14.2538</text:p>
          </table:table-cell>
          <table:table-cell office:value-type="float" office:value="0.039639" calcext:value-type="float">
            <text:p>0.039639</text:p>
          </table:table-cell>
          <table:table-cell office:value-type="float" office:value="14.6106" calcext:value-type="float">
            <text:p>14.610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5518" calcext:value-type="float">
            <text:p>14.5518</text:p>
          </table:table-cell>
          <table:table-cell office:value-type="float" office:value="0.142255" calcext:value-type="float">
            <text:p>0.142255</text:p>
          </table:table-cell>
          <table:table-cell office:value-type="float" office:value="14.3134" calcext:value-type="float">
            <text:p>14.3134</text:p>
          </table:table-cell>
          <table:table-cell office:value-type="float" office:value="0.0341479" calcext:value-type="float">
            <text:p>0.0341479</text:p>
          </table:table-cell>
          <table:table-cell office:value-type="float" office:value="14.6701" calcext:value-type="float">
            <text:p>14.670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6114" calcext:value-type="float">
            <text:p>14.6114</text:p>
          </table:table-cell>
          <table:table-cell office:value-type="float" office:value="0.14237" calcext:value-type="float">
            <text:p>0.14237</text:p>
          </table:table-cell>
          <table:table-cell office:value-type="float" office:value="14.373" calcext:value-type="float">
            <text:p>14.373</text:p>
          </table:table-cell>
          <table:table-cell office:value-type="float" office:value="0.0295604" calcext:value-type="float">
            <text:p>0.0295604</text:p>
          </table:table-cell>
          <table:table-cell office:value-type="float" office:value="14.7297" calcext:value-type="float">
            <text:p>14.729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671" calcext:value-type="float">
            <text:p>14.671</text:p>
          </table:table-cell>
          <table:table-cell office:value-type="float" office:value="0.153923" calcext:value-type="float">
            <text:p>0.153923</text:p>
          </table:table-cell>
          <table:table-cell office:value-type="float" office:value="14.4326" calcext:value-type="float">
            <text:p>14.4326</text:p>
          </table:table-cell>
          <table:table-cell office:value-type="float" office:value="0.0262627" calcext:value-type="float">
            <text:p>0.0262627</text:p>
          </table:table-cell>
          <table:table-cell office:value-type="float" office:value="14.7892" calcext:value-type="float">
            <text:p>14.789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7306" calcext:value-type="float">
            <text:p>14.7306</text:p>
          </table:table-cell>
          <table:table-cell office:value-type="float" office:value="0.148039" calcext:value-type="float">
            <text:p>0.148039</text:p>
          </table:table-cell>
          <table:table-cell office:value-type="float" office:value="14.4922" calcext:value-type="float">
            <text:p>14.4922</text:p>
          </table:table-cell>
          <table:table-cell office:value-type="float" office:value="0.0244165" calcext:value-type="float">
            <text:p>0.0244165</text:p>
          </table:table-cell>
          <table:table-cell office:value-type="float" office:value="14.8487" calcext:value-type="float">
            <text:p>14.848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7902" calcext:value-type="float">
            <text:p>14.7902</text:p>
          </table:table-cell>
          <table:table-cell office:value-type="float" office:value="0.140524" calcext:value-type="float">
            <text:p>0.140524</text:p>
          </table:table-cell>
          <table:table-cell office:value-type="float" office:value="14.5518" calcext:value-type="float">
            <text:p>14.5518</text:p>
          </table:table-cell>
          <table:table-cell office:value-type="float" office:value="0.0226512" calcext:value-type="float">
            <text:p>0.0226512</text:p>
          </table:table-cell>
          <table:table-cell office:value-type="float" office:value="14.9082" calcext:value-type="float">
            <text:p>14.908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8498" calcext:value-type="float">
            <text:p>14.8498</text:p>
          </table:table-cell>
          <table:table-cell office:value-type="float" office:value="0.128355" calcext:value-type="float">
            <text:p>0.128355</text:p>
          </table:table-cell>
          <table:table-cell office:value-type="float" office:value="14.6114" calcext:value-type="float">
            <text:p>14.6114</text:p>
          </table:table-cell>
          <table:table-cell office:value-type="float" office:value="0.0216455" calcext:value-type="float">
            <text:p>0.0216455</text:p>
          </table:table-cell>
          <table:table-cell office:value-type="float" office:value="14.9678" calcext:value-type="float">
            <text:p>14.967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9093" calcext:value-type="float">
            <text:p>14.9093</text:p>
          </table:table-cell>
          <table:table-cell office:value-type="float" office:value="0.123849" calcext:value-type="float">
            <text:p>0.123849</text:p>
          </table:table-cell>
          <table:table-cell office:value-type="float" office:value="14.671" calcext:value-type="float">
            <text:p>14.671</text:p>
          </table:table-cell>
          <table:table-cell office:value-type="float" office:value="0.0213528" calcext:value-type="float">
            <text:p>0.0213528</text:p>
          </table:table-cell>
          <table:table-cell office:value-type="float" office:value="15.0273" calcext:value-type="float">
            <text:p>15.027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9689" calcext:value-type="float">
            <text:p>14.9689</text:p>
          </table:table-cell>
          <table:table-cell office:value-type="float" office:value="0.13311" calcext:value-type="float">
            <text:p>0.13311</text:p>
          </table:table-cell>
          <table:table-cell office:value-type="float" office:value="14.7306" calcext:value-type="float">
            <text:p>14.7306</text:p>
          </table:table-cell>
          <table:table-cell office:value-type="float" office:value="0.0214546" calcext:value-type="float">
            <text:p>0.0214546</text:p>
          </table:table-cell>
          <table:table-cell office:value-type="float" office:value="15.0868" calcext:value-type="float">
            <text:p>15.08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0285" calcext:value-type="float">
            <text:p>15.0285</text:p>
          </table:table-cell>
          <table:table-cell office:value-type="float" office:value="0.121041" calcext:value-type="float">
            <text:p>0.121041</text:p>
          </table:table-cell>
          <table:table-cell office:value-type="float" office:value="14.7902" calcext:value-type="float">
            <text:p>14.7902</text:p>
          </table:table-cell>
          <table:table-cell office:value-type="float" office:value="0.0219493" calcext:value-type="float">
            <text:p>0.0219493</text:p>
          </table:table-cell>
          <table:table-cell office:value-type="float" office:value="15.1463" calcext:value-type="float">
            <text:p>15.146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0881" calcext:value-type="float">
            <text:p>15.0881</text:p>
          </table:table-cell>
          <table:table-cell office:value-type="float" office:value="0.124126" calcext:value-type="float">
            <text:p>0.124126</text:p>
          </table:table-cell>
          <table:table-cell office:value-type="float" office:value="14.8498" calcext:value-type="float">
            <text:p>14.8498</text:p>
          </table:table-cell>
          <table:table-cell office:value-type="float" office:value="0.0223262" calcext:value-type="float">
            <text:p>0.0223262</text:p>
          </table:table-cell>
          <table:table-cell office:value-type="float" office:value="15.2059" calcext:value-type="float">
            <text:p>15.205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1477" calcext:value-type="float">
            <text:p>15.1477</text:p>
          </table:table-cell>
          <table:table-cell office:value-type="float" office:value="0.116256" calcext:value-type="float">
            <text:p>0.116256</text:p>
          </table:table-cell>
          <table:table-cell office:value-type="float" office:value="14.9093" calcext:value-type="float">
            <text:p>14.9093</text:p>
          </table:table-cell>
          <table:table-cell office:value-type="float" office:value="0.0235016" calcext:value-type="float">
            <text:p>0.0235016</text:p>
          </table:table-cell>
          <table:table-cell office:value-type="float" office:value="15.2654" calcext:value-type="float">
            <text:p>15.26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2073" calcext:value-type="float">
            <text:p>15.2073</text:p>
          </table:table-cell>
          <table:table-cell office:value-type="float" office:value="0.123992" calcext:value-type="float">
            <text:p>0.123992</text:p>
          </table:table-cell>
          <table:table-cell office:value-type="float" office:value="14.9689" calcext:value-type="float">
            <text:p>14.9689</text:p>
          </table:table-cell>
          <table:table-cell office:value-type="float" office:value="0.0253869" calcext:value-type="float">
            <text:p>0.0253869</text:p>
          </table:table-cell>
          <table:table-cell office:value-type="float" office:value="15.3249" calcext:value-type="float">
            <text:p>15.32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2669" calcext:value-type="float">
            <text:p>15.2669</text:p>
          </table:table-cell>
          <table:table-cell office:value-type="float" office:value="0.12494" calcext:value-type="float">
            <text:p>0.12494</text:p>
          </table:table-cell>
          <table:table-cell office:value-type="float" office:value="15.0285" calcext:value-type="float">
            <text:p>15.0285</text:p>
          </table:table-cell>
          <table:table-cell office:value-type="float" office:value="0.0273623" calcext:value-type="float">
            <text:p>0.0273623</text:p>
          </table:table-cell>
          <table:table-cell office:value-type="float" office:value="15.3844" calcext:value-type="float">
            <text:p>15.38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3265" calcext:value-type="float">
            <text:p>15.3265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15.0881" calcext:value-type="float">
            <text:p>15.0881</text:p>
          </table:table-cell>
          <table:table-cell office:value-type="float" office:value="0.0303499" calcext:value-type="float">
            <text:p>0.0303499</text:p>
          </table:table-cell>
          <table:table-cell office:value-type="float" office:value="15.444" calcext:value-type="float">
            <text:p>15.4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3861" calcext:value-type="float">
            <text:p>15.3861</text:p>
          </table:table-cell>
          <table:table-cell office:value-type="float" office:value="0.142265" calcext:value-type="float">
            <text:p>0.142265</text:p>
          </table:table-cell>
          <table:table-cell office:value-type="float" office:value="15.1477" calcext:value-type="float">
            <text:p>15.1477</text:p>
          </table:table-cell>
          <table:table-cell office:value-type="float" office:value="0.0341509" calcext:value-type="float">
            <text:p>0.0341509</text:p>
          </table:table-cell>
          <table:table-cell office:value-type="float" office:value="15.5035" calcext:value-type="float">
            <text:p>15.50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4457" calcext:value-type="float">
            <text:p>15.4457</text:p>
          </table:table-cell>
          <table:table-cell office:value-type="float" office:value="0.14412" calcext:value-type="float">
            <text:p>0.14412</text:p>
          </table:table-cell>
          <table:table-cell office:value-type="float" office:value="15.2073" calcext:value-type="float">
            <text:p>15.2073</text:p>
          </table:table-cell>
          <table:table-cell office:value-type="float" office:value="0.0394687" calcext:value-type="float">
            <text:p>0.0394687</text:p>
          </table:table-cell>
          <table:table-cell office:value-type="float" office:value="15.563" calcext:value-type="float">
            <text:p>15.56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5053" calcext:value-type="float">
            <text:p>15.505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15.2669" calcext:value-type="float">
            <text:p>15.2669</text:p>
          </table:table-cell>
          <table:table-cell office:value-type="float" office:value="0.0447077" calcext:value-type="float">
            <text:p>0.0447077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5649" calcext:value-type="float">
            <text:p>15.5649</text:p>
          </table:table-cell>
          <table:table-cell office:value-type="float" office:value="0.166235" calcext:value-type="float">
            <text:p>0.166235</text:p>
          </table:table-cell>
          <table:table-cell office:value-type="float" office:value="15.3265" calcext:value-type="float">
            <text:p>15.3265</text:p>
          </table:table-cell>
          <table:table-cell office:value-type="float" office:value="0.0527598" calcext:value-type="float">
            <text:p>0.0527598</text:p>
          </table:table-cell>
          <table:table-cell office:value-type="float" office:value="15.6821" calcext:value-type="float">
            <text:p>15.682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6245" calcext:value-type="float">
            <text:p>15.6245</text:p>
          </table:table-cell>
          <table:table-cell office:value-type="float" office:value="0.159577" calcext:value-type="float">
            <text:p>0.159577</text:p>
          </table:table-cell>
          <table:table-cell office:value-type="float" office:value="15.3861" calcext:value-type="float">
            <text:p>15.3861</text:p>
          </table:table-cell>
          <table:table-cell office:value-type="float" office:value="0.0621526" calcext:value-type="float">
            <text:p>0.0621526</text:p>
          </table:table-cell>
          <table:table-cell office:value-type="float" office:value="15.7416" calcext:value-type="float">
            <text:p>15.741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6841" calcext:value-type="float">
            <text:p>15.6841</text:p>
          </table:table-cell>
          <table:table-cell office:value-type="float" office:value="0.168198" calcext:value-type="float">
            <text:p>0.168198</text:p>
          </table:table-cell>
          <table:table-cell office:value-type="float" office:value="15.4457" calcext:value-type="float">
            <text:p>15.4457</text:p>
          </table:table-cell>
          <table:table-cell office:value-type="float" office:value="0.0750352" calcext:value-type="float">
            <text:p>0.0750352</text:p>
          </table:table-cell>
          <table:table-cell office:value-type="float" office:value="15.8011" calcext:value-type="float">
            <text:p>15.801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7437" calcext:value-type="float">
            <text:p>15.7437</text:p>
          </table:table-cell>
          <table:table-cell office:value-type="float" office:value="0.174928" calcext:value-type="float">
            <text:p>0.174928</text:p>
          </table:table-cell>
          <table:table-cell office:value-type="float" office:value="15.5053" calcext:value-type="float">
            <text:p>15.5053</text:p>
          </table:table-cell>
          <table:table-cell office:value-type="float" office:value="0.0864057" calcext:value-type="float">
            <text:p>0.0864057</text:p>
          </table:table-cell>
          <table:table-cell office:value-type="float" office:value="15.8606" calcext:value-type="float">
            <text:p>15.860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8032" calcext:value-type="float">
            <text:p>15.8032</text:p>
          </table:table-cell>
          <table:table-cell office:value-type="float" office:value="0.188086" calcext:value-type="float">
            <text:p>0.188086</text:p>
          </table:table-cell>
          <table:table-cell office:value-type="float" office:value="15.5649" calcext:value-type="float">
            <text:p>15.5649</text:p>
          </table:table-cell>
          <table:table-cell office:value-type="float" office:value="0.101546" calcext:value-type="float">
            <text:p>0.101546</text:p>
          </table:table-cell>
          <table:table-cell office:value-type="float" office:value="15.9202" calcext:value-type="float">
            <text:p>15.920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8628" calcext:value-type="float">
            <text:p>15.8628</text:p>
          </table:table-cell>
          <table:table-cell office:value-type="float" office:value="0.197769" calcext:value-type="float">
            <text:p>0.197769</text:p>
          </table:table-cell>
          <table:table-cell office:value-type="float" office:value="15.6245" calcext:value-type="float">
            <text:p>15.6245</text:p>
          </table:table-cell>
          <table:table-cell office:value-type="float" office:value="0.117953" calcext:value-type="float">
            <text:p>0.117953</text:p>
          </table:table-cell>
          <table:table-cell office:value-type="float" office:value="15.9797" calcext:value-type="float">
            <text:p>15.979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9224" calcext:value-type="float">
            <text:p>15.9224</text:p>
          </table:table-cell>
          <table:table-cell office:value-type="float" office:value="0.226474" calcext:value-type="float">
            <text:p>0.226474</text:p>
          </table:table-cell>
          <table:table-cell office:value-type="float" office:value="15.6841" calcext:value-type="float">
            <text:p>15.6841</text:p>
          </table:table-cell>
          <table:table-cell office:value-type="float" office:value="0.137041" calcext:value-type="float">
            <text:p>0.137041</text:p>
          </table:table-cell>
          <table:table-cell office:value-type="float" office:value="16.0392" calcext:value-type="float">
            <text:p>16.039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982" calcext:value-type="float">
            <text:p>15.982</text:p>
          </table:table-cell>
          <table:table-cell office:value-type="float" office:value="0.215392" calcext:value-type="float">
            <text:p>0.215392</text:p>
          </table:table-cell>
          <table:table-cell office:value-type="float" office:value="15.7437" calcext:value-type="float">
            <text:p>15.7437</text:p>
          </table:table-cell>
          <table:table-cell office:value-type="float" office:value="0.152801" calcext:value-type="float">
            <text:p>0.152801</text:p>
          </table:table-cell>
          <table:table-cell office:value-type="float" office:value="16.0987" calcext:value-type="float">
            <text:p>16.098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0416" calcext:value-type="float">
            <text:p>16.0416</text:p>
          </table:table-cell>
          <table:table-cell office:value-type="float" office:value="0.210502" calcext:value-type="float">
            <text:p>0.210502</text:p>
          </table:table-cell>
          <table:table-cell office:value-type="float" office:value="15.8032" calcext:value-type="float">
            <text:p>15.8032</text:p>
          </table:table-cell>
          <table:table-cell office:value-type="float" office:value="0.173062" calcext:value-type="float">
            <text:p>0.173062</text:p>
          </table:table-cell>
          <table:table-cell office:value-type="float" office:value="16.1583" calcext:value-type="float">
            <text:p>16.158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1012" calcext:value-type="float">
            <text:p>16.1012</text:p>
          </table:table-cell>
          <table:table-cell office:value-type="float" office:value="0.21923" calcext:value-type="float">
            <text:p>0.21923</text:p>
          </table:table-cell>
          <table:table-cell office:value-type="float" office:value="15.8628" calcext:value-type="float">
            <text:p>15.8628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16.2178" calcext:value-type="float">
            <text:p>16.217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1608" calcext:value-type="float">
            <text:p>16.1608</text:p>
          </table:table-cell>
          <table:table-cell office:value-type="float" office:value="0.226833" calcext:value-type="float">
            <text:p>0.226833</text:p>
          </table:table-cell>
          <table:table-cell office:value-type="float" office:value="15.9224" calcext:value-type="float">
            <text:p>15.9224</text:p>
          </table:table-cell>
          <table:table-cell office:value-type="float" office:value="0.209284" calcext:value-type="float">
            <text:p>0.209284</text:p>
          </table:table-cell>
          <table:table-cell office:value-type="float" office:value="16.2773" calcext:value-type="float">
            <text:p>16.277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2204" calcext:value-type="float">
            <text:p>16.2204</text:p>
          </table:table-cell>
          <table:table-cell office:value-type="float" office:value="0.261758" calcext:value-type="float">
            <text:p>0.261758</text:p>
          </table:table-cell>
          <table:table-cell office:value-type="float" office:value="15.982" calcext:value-type="float">
            <text:p>15.982</text:p>
          </table:table-cell>
          <table:table-cell office:value-type="float" office:value="0.226544" calcext:value-type="float">
            <text:p>0.226544</text:p>
          </table:table-cell>
          <table:table-cell office:value-type="float" office:value="16.3368" calcext:value-type="float">
            <text:p>16.33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0.262053" calcext:value-type="float">
            <text:p>0.262053</text:p>
          </table:table-cell>
          <table:table-cell office:value-type="float" office:value="16.0416" calcext:value-type="float">
            <text:p>16.0416</text:p>
          </table:table-cell>
          <table:table-cell office:value-type="float" office:value="0.239251" calcext:value-type="float">
            <text:p>0.239251</text:p>
          </table:table-cell>
          <table:table-cell office:value-type="float" office:value="16.3964" calcext:value-type="float">
            <text:p>16.396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3396" calcext:value-type="float">
            <text:p>16.3396</text:p>
          </table:table-cell>
          <table:table-cell office:value-type="float" office:value="0.266758" calcext:value-type="float">
            <text:p>0.266758</text:p>
          </table:table-cell>
          <table:table-cell office:value-type="float" office:value="16.1012" calcext:value-type="float">
            <text:p>16.1012</text:p>
          </table:table-cell>
          <table:table-cell office:value-type="float" office:value="0.253974" calcext:value-type="float">
            <text:p>0.253974</text:p>
          </table:table-cell>
          <table:table-cell office:value-type="float" office:value="16.4559" calcext:value-type="float">
            <text:p>16.455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3992" calcext:value-type="float">
            <text:p>16.3992</text:p>
          </table:table-cell>
          <table:table-cell office:value-type="float" office:value="0.291754" calcext:value-type="float">
            <text:p>0.291754</text:p>
          </table:table-cell>
          <table:table-cell office:value-type="float" office:value="16.1608" calcext:value-type="float">
            <text:p>16.1608</text:p>
          </table:table-cell>
          <table:table-cell office:value-type="float" office:value="0.273556" calcext:value-type="float">
            <text:p>0.273556</text:p>
          </table:table-cell>
          <table:table-cell office:value-type="float" office:value="16.5154" calcext:value-type="float">
            <text:p>16.51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4588" calcext:value-type="float">
            <text:p>16.4588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0.283043" calcext:value-type="float">
            <text:p>0.283043</text:p>
          </table:table-cell>
          <table:table-cell office:value-type="float" office:value="16.5749" calcext:value-type="float">
            <text:p>16.57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5184" calcext:value-type="float">
            <text:p>16.5184</text:p>
          </table:table-cell>
          <table:table-cell office:value-type="float" office:value="0.297897" calcext:value-type="float">
            <text:p>0.297897</text:p>
          </table:table-cell>
          <table:table-cell office:value-type="float" office:value="16.28" calcext:value-type="float">
            <text:p>16.28</text:p>
          </table:table-cell>
          <table:table-cell office:value-type="float" office:value="0.294717" calcext:value-type="float">
            <text:p>0.294717</text:p>
          </table:table-cell>
          <table:table-cell office:value-type="float" office:value="16.6344" calcext:value-type="float">
            <text:p>16.63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578" calcext:value-type="float">
            <text:p>16.578</text:p>
          </table:table-cell>
          <table:table-cell office:value-type="float" office:value="0.296749" calcext:value-type="float">
            <text:p>0.296749</text:p>
          </table:table-cell>
          <table:table-cell office:value-type="float" office:value="16.3396" calcext:value-type="float">
            <text:p>16.3396</text:p>
          </table:table-cell>
          <table:table-cell office:value-type="float" office:value="0.311103" calcext:value-type="float">
            <text:p>0.311103</text:p>
          </table:table-cell>
          <table:table-cell office:value-type="float" office:value="16.694" calcext:value-type="float">
            <text:p>16.69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6375" calcext:value-type="float">
            <text:p>16.6375</text:p>
          </table:table-cell>
          <table:table-cell office:value-type="float" office:value="0.31767" calcext:value-type="float">
            <text:p>0.31767</text:p>
          </table:table-cell>
          <table:table-cell office:value-type="float" office:value="16.3992" calcext:value-type="float">
            <text:p>16.3992</text:p>
          </table:table-cell>
          <table:table-cell office:value-type="float" office:value="0.322288" calcext:value-type="float">
            <text:p>0.322288</text:p>
          </table:table-cell>
          <table:table-cell office:value-type="float" office:value="16.7535" calcext:value-type="float">
            <text:p>16.75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6971" calcext:value-type="float">
            <text:p>16.6971</text:p>
          </table:table-cell>
          <table:table-cell office:value-type="float" office:value="0.34481" calcext:value-type="float">
            <text:p>0.34481</text:p>
          </table:table-cell>
          <table:table-cell office:value-type="float" office:value="16.4588" calcext:value-type="float">
            <text:p>16.4588</text:p>
          </table:table-cell>
          <table:table-cell office:value-type="float" office:value="0.324927" calcext:value-type="float">
            <text:p>0.324927</text:p>
          </table:table-cell>
          <table:table-cell office:value-type="float" office:value="16.813" calcext:value-type="float">
            <text:p>16.81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7567" calcext:value-type="float">
            <text:p>16.7567</text:p>
          </table:table-cell>
          <table:table-cell office:value-type="float" office:value="0.342258" calcext:value-type="float">
            <text:p>0.342258</text:p>
          </table:table-cell>
          <table:table-cell office:value-type="float" office:value="16.5184" calcext:value-type="float">
            <text:p>16.5184</text:p>
          </table:table-cell>
          <table:table-cell office:value-type="float" office:value="0.334939" calcext:value-type="float">
            <text:p>0.334939</text:p>
          </table:table-cell>
          <table:table-cell office:value-type="float" office:value="16.8725" calcext:value-type="float">
            <text:p>16.872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8163" calcext:value-type="float">
            <text:p>16.8163</text:p>
          </table:table-cell>
          <table:table-cell office:value-type="float" office:value="0.328832" calcext:value-type="float">
            <text:p>0.328832</text:p>
          </table:table-cell>
          <table:table-cell office:value-type="float" office:value="16.578" calcext:value-type="float">
            <text:p>16.578</text:p>
          </table:table-cell>
          <table:table-cell office:value-type="float" office:value="0.338638" calcext:value-type="float">
            <text:p>0.338638</text:p>
          </table:table-cell>
          <table:table-cell office:value-type="float" office:value="16.9321" calcext:value-type="float">
            <text:p>16.932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8759" calcext:value-type="float">
            <text:p>16.8759</text:p>
          </table:table-cell>
          <table:table-cell office:value-type="float" office:value="0" calcext:value-type="float">
            <text:p>0</text:p>
          </table:table-cell>
          <table:table-cell office:value-type="float" office:value="16.6375" calcext:value-type="float">
            <text:p>16.6375</text:p>
          </table:table-cell>
          <table:table-cell office:value-type="float" office:value="0.337961" calcext:value-type="float">
            <text:p>0.337961</text:p>
          </table:table-cell>
          <table:table-cell office:value-type="float" office:value="16.9916" calcext:value-type="float">
            <text:p>16.991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9355" calcext:value-type="float">
            <text:p>16.9355</text:p>
          </table:table-cell>
          <table:table-cell office:value-type="float" office:value="0" calcext:value-type="float">
            <text:p>0</text:p>
          </table:table-cell>
          <table:table-cell office:value-type="float" office:value="16.6971" calcext:value-type="float">
            <text:p>16.6971</text:p>
          </table:table-cell>
          <table:table-cell office:value-type="float" office:value="0.342316" calcext:value-type="float">
            <text:p>0.342316</text:p>
          </table:table-cell>
          <table:table-cell office:value-type="float" office:value="17.0511" calcext:value-type="float">
            <text:p>17.051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9951" calcext:value-type="float">
            <text:p>16.9951</text:p>
          </table:table-cell>
          <table:table-cell office:value-type="float" office:value="0" calcext:value-type="float">
            <text:p>0</text:p>
          </table:table-cell>
          <table:table-cell office:value-type="float" office:value="16.7567" calcext:value-type="float">
            <text:p>16.7567</text:p>
          </table:table-cell>
          <table:table-cell office:value-type="float" office:value="0.345208" calcext:value-type="float">
            <text:p>0.345208</text:p>
          </table:table-cell>
          <table:table-cell office:value-type="float" office:value="17.1106" calcext:value-type="float">
            <text:p>17.110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0547" calcext:value-type="float">
            <text:p>17.0547</text:p>
          </table:table-cell>
          <table:table-cell office:value-type="float" office:value="0" calcext:value-type="float">
            <text:p>0</text:p>
          </table:table-cell>
          <table:table-cell office:value-type="float" office:value="16.8163" calcext:value-type="float">
            <text:p>16.8163</text:p>
          </table:table-cell>
          <table:table-cell office:value-type="float" office:value="0.318117" calcext:value-type="float">
            <text:p>0.318117</text:p>
          </table:table-cell>
          <table:table-cell office:value-type="float" office:value="17.1702" calcext:value-type="float">
            <text:p>17.170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1143" calcext:value-type="float">
            <text:p>17.1143</text:p>
          </table:table-cell>
          <table:table-cell office:value-type="float" office:value="0" calcext:value-type="float">
            <text:p>0</text:p>
          </table:table-cell>
          <table:table-cell office:value-type="float" office:value="16.8759" calcext:value-type="float">
            <text:p>16.8759</text:p>
          </table:table-cell>
          <table:table-cell office:value-type="float" office:value="0" calcext:value-type="float">
            <text:p>0</text:p>
          </table:table-cell>
          <table:table-cell office:value-type="float" office:value="17.2297" calcext:value-type="float">
            <text:p>17.229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1739" calcext:value-type="float">
            <text:p>17.1739</text:p>
          </table:table-cell>
          <table:table-cell office:value-type="float" office:value="0" calcext:value-type="float">
            <text:p>0</text:p>
          </table:table-cell>
          <table:table-cell office:value-type="float" office:value="16.9355" calcext:value-type="float">
            <text:p>16.9355</text:p>
          </table:table-cell>
          <table:table-cell office:value-type="float" office:value="0" calcext:value-type="float">
            <text:p>0</text:p>
          </table:table-cell>
          <table:table-cell office:value-type="float" office:value="17.2892" calcext:value-type="float">
            <text:p>17.289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2335" calcext:value-type="float">
            <text:p>17.2335</text:p>
          </table:table-cell>
          <table:table-cell office:value-type="float" office:value="0.000297974" calcext:value-type="float">
            <text:p>0.000297974</text:p>
          </table:table-cell>
          <table:table-cell office:value-type="float" office:value="16.9951" calcext:value-type="float">
            <text:p>16.9951</text:p>
          </table:table-cell>
          <table:table-cell office:value-type="float" office:value="0" calcext:value-type="float">
            <text:p>0</text:p>
          </table:table-cell>
          <table:table-cell office:value-type="float" office:value="17.3487" calcext:value-type="float">
            <text:p>17.348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2931" calcext:value-type="float">
            <text:p>17.2931</text:p>
          </table:table-cell>
          <table:table-cell office:value-type="float" office:value="0.0009113" calcext:value-type="float">
            <text:p>0.0009113</text:p>
          </table:table-cell>
          <table:table-cell office:value-type="float" office:value="17.0547" calcext:value-type="float">
            <text:p>17.0547</text:p>
          </table:table-cell>
          <table:table-cell office:value-type="float" office:value="0" calcext:value-type="float">
            <text:p>0</text:p>
          </table:table-cell>
          <table:table-cell office:value-type="float" office:value="17.4083" calcext:value-type="float">
            <text:p>17.408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3527" calcext:value-type="float">
            <text:p>17.3527</text:p>
          </table:table-cell>
          <table:table-cell office:value-type="float" office:value="0.000625391" calcext:value-type="float">
            <text:p>0.000625391</text:p>
          </table:table-cell>
          <table:table-cell office:value-type="float" office:value="17.1143" calcext:value-type="float">
            <text:p>17.1143</text:p>
          </table:table-cell>
          <table:table-cell office:value-type="float" office:value="0" calcext:value-type="float">
            <text:p>0</text:p>
          </table:table-cell>
          <table:table-cell office:value-type="float" office:value="17.4678" calcext:value-type="float">
            <text:p>17.467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4123" calcext:value-type="float">
            <text:p>17.4123</text:p>
          </table:table-cell>
          <table:table-cell office:value-type="float" office:value="0.00103591" calcext:value-type="float">
            <text:p>0.00103591</text:p>
          </table:table-cell>
          <table:table-cell office:value-type="float" office:value="17.1739" calcext:value-type="float">
            <text:p>17.1739</text:p>
          </table:table-cell>
          <table:table-cell office:value-type="float" office:value="0" calcext:value-type="float">
            <text:p>0</text:p>
          </table:table-cell>
          <table:table-cell office:value-type="float" office:value="17.5273" calcext:value-type="float">
            <text:p>17.527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4719" calcext:value-type="float">
            <text:p>17.4719</text:p>
          </table:table-cell>
          <table:table-cell office:value-type="float" office:value="0" calcext:value-type="float">
            <text:p>0</text:p>
          </table:table-cell>
          <table:table-cell office:value-type="float" office:value="17.2335" calcext:value-type="float">
            <text:p>17.2335</text:p>
          </table:table-cell>
          <table:table-cell office:value-type="float" office:value="0" calcext:value-type="float">
            <text:p>0</text:p>
          </table:table-cell>
          <table:table-cell office:value-type="float" office:value="17.5868" calcext:value-type="float">
            <text:p>17.58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5314" calcext:value-type="float">
            <text:p>17.5314</text:p>
          </table:table-cell>
          <table:table-cell office:value-type="float" office:value="0.000985222" calcext:value-type="float">
            <text:p>0.000985222</text:p>
          </table:table-cell>
          <table:table-cell office:value-type="float" office:value="17.2931" calcext:value-type="float">
            <text:p>17.2931</text:p>
          </table:table-cell>
          <table:table-cell office:value-type="float" office:value="0" calcext:value-type="float">
            <text:p>0</text:p>
          </table:table-cell>
          <table:table-cell office:value-type="float" office:value="17.6464" calcext:value-type="float">
            <text:p>17.646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591" calcext:value-type="float">
            <text:p>17.591</text:p>
          </table:table-cell>
          <table:table-cell office:value-type="float" office:value="0" calcext:value-type="float">
            <text:p>0</text:p>
          </table:table-cell>
          <table:table-cell office:value-type="float" office:value="17.3527" calcext:value-type="float">
            <text:p>17.3527</text:p>
          </table:table-cell>
          <table:table-cell office:value-type="float" office:value="0" calcext:value-type="float">
            <text:p>0</text:p>
          </table:table-cell>
          <table:table-cell office:value-type="float" office:value="17.7059" calcext:value-type="float">
            <text:p>17.705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6506" calcext:value-type="float">
            <text:p>17.6506</text:p>
          </table:table-cell>
          <table:table-cell office:value-type="float" office:value="0.000735294" calcext:value-type="float">
            <text:p>0.000735294</text:p>
          </table:table-cell>
          <table:table-cell office:value-type="float" office:value="17.4123" calcext:value-type="float">
            <text:p>17.4123</text:p>
          </table:table-cell>
          <table:table-cell office:value-type="float" office:value="0" calcext:value-type="float">
            <text:p>0</text:p>
          </table:table-cell>
          <table:table-cell office:value-type="float" office:value="17.7654" calcext:value-type="float">
            <text:p>17.76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7102" calcext:value-type="float">
            <text:p>17.7102</text:p>
          </table:table-cell>
          <table:table-cell office:value-type="float" office:value="0.00174672" calcext:value-type="float">
            <text:p>0.00174672</text:p>
          </table:table-cell>
          <table:table-cell office:value-type="float" office:value="17.4719" calcext:value-type="float">
            <text:p>17.4719</text:p>
          </table:table-cell>
          <table:table-cell office:value-type="float" office:value="0" calcext:value-type="float">
            <text:p>0</text:p>
          </table:table-cell>
          <table:table-cell office:value-type="float" office:value="17.8249" calcext:value-type="float">
            <text:p>17.82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7698" calcext:value-type="float">
            <text:p>17.7698</text:p>
          </table:table-cell>
          <table:table-cell office:value-type="float" office:value="0.00215517" calcext:value-type="float">
            <text:p>0.00215517</text:p>
          </table:table-cell>
          <table:table-cell office:value-type="float" office:value="17.5314" calcext:value-type="float">
            <text:p>17.5314</text:p>
          </table:table-cell>
          <table:table-cell office:value-type="float" office:value="0" calcext:value-type="float">
            <text:p>0</text:p>
          </table:table-cell>
          <table:table-cell office:value-type="float" office:value="17.8845" calcext:value-type="float">
            <text:p>17.884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8294" calcext:value-type="float">
            <text:p>17.8294</text:p>
          </table:table-cell>
          <table:table-cell office:value-type="float" office:value="0" calcext:value-type="float">
            <text:p>0</text:p>
          </table:table-cell>
          <table:table-cell office:value-type="float" office:value="17.591" calcext:value-type="float">
            <text:p>17.591</text:p>
          </table:table-cell>
          <table:table-cell office:value-type="float" office:value="0" calcext:value-type="float">
            <text:p>0</text:p>
          </table:table-cell>
          <table:table-cell office:value-type="float" office:value="17.944" calcext:value-type="float">
            <text:p>17.9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889" calcext:value-type="float">
            <text:p>17.889</text:p>
          </table:table-cell>
          <table:table-cell office:value-type="float" office:value="0" calcext:value-type="float">
            <text:p>0</text:p>
          </table:table-cell>
          <table:table-cell office:value-type="float" office:value="17.6506" calcext:value-type="float">
            <text:p>17.6506</text:p>
          </table:table-cell>
          <table:table-cell office:value-type="float" office:value="0" calcext:value-type="float">
            <text:p>0</text:p>
          </table:table-cell>
          <table:table-cell office:value-type="float" office:value="18.0035" calcext:value-type="float">
            <text:p>18.00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9486" calcext:value-type="float">
            <text:p>17.9486</text:p>
          </table:table-cell>
          <table:table-cell office:value-type="float" office:value="0" calcext:value-type="float">
            <text:p>0</text:p>
          </table:table-cell>
          <table:table-cell office:value-type="float" office:value="17.7102" calcext:value-type="float">
            <text:p>17.7102</text:p>
          </table:table-cell>
          <table:table-cell office:value-type="float" office:value="0" calcext:value-type="float">
            <text:p>0</text:p>
          </table:table-cell>
          <table:table-cell office:value-type="float" office:value="18.063" calcext:value-type="float">
            <text:p>18.063</text:p>
          </table:table-cell>
          <table:table-cell office:value-type="float" office:value="0.1304" calcext:value-type="float">
            <text:p>0.1304</text:p>
          </table:table-cell>
        </table:table-row>
      </table:table>
      <table:table table:name="Sheet3" table:style-name="ta1">
        <table:shapes>
          <draw:frame draw:z-index="0" draw:style-name="gr1" draw:text-style-name="P1" svg:width="233.21mm" svg:height="145.83mm" svg:x="91.41mm" svg:y="1.06mm">
            <loext:p draw:notify-on-update-of-ranges="Sheet3.A13:Sheet3.A82 Sheet3.B13:Sheet3.B82 Sheet3.D1:Sheet3.D72 Sheet3.C1:Sheet3.C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3.4204" calcext:value-type="float">
            <text:p>13.4204</text:p>
          </table:table-cell>
          <table:table-cell office:value-type="float" office:value="0.971899" calcext:value-type="float">
            <text:p>0.971899</text:p>
          </table:table-cell>
        </table:table-row>
        <table:table-row table:style-name="ro1">
          <table:table-cell table:number-columns-repeated="2"/>
          <table:table-cell office:value-type="float" office:value="13.48" calcext:value-type="float">
            <text:p>13.48</text:p>
          </table:table-cell>
          <table:table-cell office:value-type="float" office:value="0.67281" calcext:value-type="float">
            <text:p>0.67281</text:p>
          </table:table-cell>
        </table:table-row>
        <table:table-row table:style-name="ro1">
          <table:table-cell table:number-columns-repeated="2"/>
          <table:table-cell office:value-type="float" office:value="13.5396" calcext:value-type="float">
            <text:p>13.5396</text:p>
          </table:table-cell>
          <table:table-cell office:value-type="float" office:value="0.724121" calcext:value-type="float">
            <text:p>0.724121</text:p>
          </table:table-cell>
        </table:table-row>
        <table:table-row table:style-name="ro1">
          <table:table-cell table:number-columns-repeated="2"/>
          <table:table-cell office:value-type="float" office:value="13.5991" calcext:value-type="float">
            <text:p>13.5991</text:p>
          </table:table-cell>
          <table:table-cell office:value-type="float" office:value="0.845902" calcext:value-type="float">
            <text:p>0.845902</text:p>
          </table:table-cell>
        </table:table-row>
        <table:table-row table:style-name="ro1">
          <table:table-cell table:number-columns-repeated="2"/>
          <table:table-cell office:value-type="float" office:value="13.6587" calcext:value-type="float">
            <text:p>13.6587</text:p>
          </table:table-cell>
          <table:table-cell office:value-type="float" office:value="0.828494" calcext:value-type="float">
            <text:p>0.828494</text:p>
          </table:table-cell>
        </table:table-row>
        <table:table-row table:style-name="ro1">
          <table:table-cell table:number-columns-repeated="2"/>
          <table:table-cell office:value-type="float" office:value="13.7183" calcext:value-type="float">
            <text:p>13.7183</text:p>
          </table:table-cell>
          <table:table-cell office:value-type="float" office:value="0.812152" calcext:value-type="float">
            <text:p>0.812152</text:p>
          </table:table-cell>
        </table:table-row>
        <table:table-row table:style-name="ro1">
          <table:table-cell table:number-columns-repeated="2"/>
          <table:table-cell office:value-type="float" office:value="13.7779" calcext:value-type="float">
            <text:p>13.7779</text:p>
          </table:table-cell>
          <table:table-cell office:value-type="float" office:value="0.880812" calcext:value-type="float">
            <text:p>0.880812</text:p>
          </table:table-cell>
        </table:table-row>
        <table:table-row table:style-name="ro1">
          <table:table-cell table:number-columns-repeated="2"/>
          <table:table-cell office:value-type="float" office:value="13.8375" calcext:value-type="float">
            <text:p>13.8375</text:p>
          </table:table-cell>
          <table:table-cell office:value-type="float" office:value="0.888304" calcext:value-type="float">
            <text:p>0.888304</text:p>
          </table:table-cell>
        </table:table-row>
        <table:table-row table:style-name="ro1">
          <table:table-cell table:number-columns-repeated="2"/>
          <table:table-cell office:value-type="float" office:value="13.8971" calcext:value-type="float">
            <text:p>13.8971</text:p>
          </table:table-cell>
          <table:table-cell office:value-type="float" office:value="0.886163" calcext:value-type="float">
            <text:p>0.886163</text:p>
          </table:table-cell>
        </table:table-row>
        <table:table-row table:style-name="ro1">
          <table:table-cell table:number-columns-repeated="2"/>
          <table:table-cell office:value-type="float" office:value="13.9566" calcext:value-type="float">
            <text:p>13.9566</text:p>
          </table:table-cell>
          <table:table-cell office:value-type="float" office:value="0.822202" calcext:value-type="float">
            <text:p>0.822202</text:p>
          </table:table-cell>
        </table:table-row>
        <table:table-row table:style-name="ro1">
          <table:table-cell table:number-columns-repeated="2"/>
          <table:table-cell office:value-type="float" office:value="14.0162" calcext:value-type="float">
            <text:p>14.0162</text:p>
          </table:table-cell>
          <table:table-cell office:value-type="float" office:value="0.767561" calcext:value-type="float">
            <text:p>0.767561</text:p>
          </table:table-cell>
        </table:table-row>
        <table:table-row table:style-name="ro1">
          <table:table-cell table:number-columns-repeated="2"/>
          <table:table-cell office:value-type="float" office:value="14.0758" calcext:value-type="float">
            <text:p>14.0758</text:p>
          </table:table-cell>
          <table:table-cell office:value-type="float" office:value="0.717383" calcext:value-type="float">
            <text:p>0.717383</text:p>
          </table:table-cell>
        </table:table-row>
        <table:table-row table:style-name="ro1">
          <table:table-cell office:value-type="float" office:value="14.1346" calcext:value-type="float">
            <text:p>14.1346</text:p>
          </table:table-cell>
          <table:table-cell office:value-type="float" office:value="2.53954" calcext:value-type="float">
            <text:p>2.53954</text:p>
          </table:table-cell>
          <table:table-cell office:value-type="float" office:value="14.1354" calcext:value-type="float">
            <text:p>14.1354</text:p>
          </table:table-cell>
          <table:table-cell office:value-type="float" office:value="0.662385" calcext:value-type="float">
            <text:p>0.662385</text:p>
          </table:table-cell>
        </table:table-row>
        <table:table-row table:style-name="ro1">
          <table:table-cell office:value-type="float" office:value="14.1942" calcext:value-type="float">
            <text:p>14.1942</text:p>
          </table:table-cell>
          <table:table-cell office:value-type="float" office:value="2.02993" calcext:value-type="float">
            <text:p>2.02993</text:p>
          </table:table-cell>
          <table:table-cell office:value-type="float" office:value="14.195" calcext:value-type="float">
            <text:p>14.195</text:p>
          </table:table-cell>
          <table:table-cell office:value-type="float" office:value="0.569876" calcext:value-type="float">
            <text:p>0.569876</text:p>
          </table:table-cell>
        </table:table-row>
        <table:table-row table:style-name="ro1">
          <table:table-cell office:value-type="float" office:value="14.2538" calcext:value-type="float">
            <text:p>14.2538</text:p>
          </table:table-cell>
          <table:table-cell office:value-type="float" office:value="2.31352" calcext:value-type="float">
            <text:p>2.31352</text:p>
          </table:table-cell>
          <table:table-cell office:value-type="float" office:value="14.2546" calcext:value-type="float">
            <text:p>14.2546</text:p>
          </table:table-cell>
          <table:table-cell office:value-type="float" office:value="0.487531" calcext:value-type="float">
            <text:p>0.487531</text:p>
          </table:table-cell>
        </table:table-row>
        <table:table-row table:style-name="ro1">
          <table:table-cell office:value-type="float" office:value="14.3134" calcext:value-type="float">
            <text:p>14.3134</text:p>
          </table:table-cell>
          <table:table-cell office:value-type="float" office:value="2.13881" calcext:value-type="float">
            <text:p>2.13881</text:p>
          </table:table-cell>
          <table:table-cell office:value-type="float" office:value="14.3141" calcext:value-type="float">
            <text:p>14.3141</text:p>
          </table:table-cell>
          <table:table-cell office:value-type="float" office:value="0.419331" calcext:value-type="float">
            <text:p>0.419331</text:p>
          </table:table-cell>
        </table:table-row>
        <table:table-row table:style-name="ro1">
          <table:table-cell office:value-type="float" office:value="14.373" calcext:value-type="float">
            <text:p>14.373</text:p>
          </table:table-cell>
          <table:table-cell office:value-type="float" office:value="2.40225" calcext:value-type="float">
            <text:p>2.40225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.366955" calcext:value-type="float">
            <text:p>0.366955</text:p>
          </table:table-cell>
        </table:table-row>
        <table:table-row table:style-name="ro1">
          <table:table-cell office:value-type="float" office:value="14.4326" calcext:value-type="float">
            <text:p>14.4326</text:p>
          </table:table-cell>
          <table:table-cell office:value-type="float" office:value="2.13088" calcext:value-type="float">
            <text:p>2.13088</text:p>
          </table:table-cell>
          <table:table-cell office:value-type="float" office:value="14.4333" calcext:value-type="float">
            <text:p>14.4333</text:p>
          </table:table-cell>
          <table:table-cell office:value-type="float" office:value="0.324662" calcext:value-type="float">
            <text:p>0.324662</text:p>
          </table:table-cell>
        </table:table-row>
        <table:table-row table:style-name="ro1">
          <table:table-cell office:value-type="float" office:value="14.4922" calcext:value-type="float">
            <text:p>14.4922</text:p>
          </table:table-cell>
          <table:table-cell office:value-type="float" office:value="1.91645" calcext:value-type="float">
            <text:p>1.91645</text:p>
          </table:table-cell>
          <table:table-cell office:value-type="float" office:value="14.4929" calcext:value-type="float">
            <text:p>14.4929</text:p>
          </table:table-cell>
          <table:table-cell office:value-type="float" office:value="0.304224" calcext:value-type="float">
            <text:p>0.304224</text:p>
          </table:table-cell>
        </table:table-row>
        <table:table-row table:style-name="ro1">
          <table:table-cell office:value-type="float" office:value="14.5518" calcext:value-type="float">
            <text:p>14.5518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4.5525" calcext:value-type="float">
            <text:p>14.5525</text:p>
          </table:table-cell>
          <table:table-cell office:value-type="float" office:value="0.281216" calcext:value-type="float">
            <text:p>0.281216</text:p>
          </table:table-cell>
        </table:table-row>
        <table:table-row table:style-name="ro1">
          <table:table-cell office:value-type="float" office:value="14.6114" calcext:value-type="float">
            <text:p>14.6114</text:p>
          </table:table-cell>
          <table:table-cell office:value-type="float" office:value="1.85894" calcext:value-type="float">
            <text:p>1.85894</text:p>
          </table:table-cell>
          <table:table-cell office:value-type="float" office:value="14.612" calcext:value-type="float">
            <text:p>14.612</text:p>
          </table:table-cell>
          <table:table-cell office:value-type="float" office:value="0.267438" calcext:value-type="float">
            <text:p>0.267438</text:p>
          </table:table-cell>
        </table:table-row>
        <table:table-row table:style-name="ro1">
          <table:table-cell office:value-type="float" office:value="14.671" calcext:value-type="float">
            <text:p>14.671</text:p>
          </table:table-cell>
          <table:table-cell office:value-type="float" office:value="1.97878" calcext:value-type="float">
            <text:p>1.97878</text:p>
          </table:table-cell>
          <table:table-cell office:value-type="float" office:value="14.6716" calcext:value-type="float">
            <text:p>14.6716</text:p>
          </table:table-cell>
          <table:table-cell office:value-type="float" office:value="0.26621" calcext:value-type="float">
            <text:p>0.26621</text:p>
          </table:table-cell>
        </table:table-row>
        <table:table-row table:style-name="ro1">
          <table:table-cell office:value-type="float" office:value="14.7306" calcext:value-type="float">
            <text:p>14.7306</text:p>
          </table:table-cell>
          <table:table-cell office:value-type="float" office:value="2.00697" calcext:value-type="float">
            <text:p>2.00697</text:p>
          </table:table-cell>
          <table:table-cell office:value-type="float" office:value="14.7312" calcext:value-type="float">
            <text:p>14.7312</text:p>
          </table:table-cell>
          <table:table-cell office:value-type="float" office:value="0.266434" calcext:value-type="float">
            <text:p>0.266434</text:p>
          </table:table-cell>
        </table:table-row>
        <table:table-row table:style-name="ro1">
          <table:table-cell office:value-type="float" office:value="14.7902" calcext:value-type="float">
            <text:p>14.7902</text:p>
          </table:table-cell>
          <table:table-cell office:value-type="float" office:value="1.83742" calcext:value-type="float">
            <text:p>1.83742</text:p>
          </table:table-cell>
          <table:table-cell office:value-type="float" office:value="14.7908" calcext:value-type="float">
            <text:p>14.7908</text:p>
          </table:table-cell>
          <table:table-cell office:value-type="float" office:value="0.267313" calcext:value-type="float">
            <text:p>0.267313</text:p>
          </table:table-cell>
        </table:table-row>
        <table:table-row table:style-name="ro1">
          <table:table-cell office:value-type="float" office:value="14.8498" calcext:value-type="float">
            <text:p>14.8498</text:p>
          </table:table-cell>
          <table:table-cell office:value-type="float" office:value="1.67945" calcext:value-type="float">
            <text:p>1.67945</text:p>
          </table:table-cell>
          <table:table-cell office:value-type="float" office:value="14.8504" calcext:value-type="float">
            <text:p>14.8504</text:p>
          </table:table-cell>
          <table:table-cell office:value-type="float" office:value="0.266737" calcext:value-type="float">
            <text:p>0.266737</text:p>
          </table:table-cell>
        </table:table-row>
        <table:table-row table:style-name="ro1">
          <table:table-cell office:value-type="float" office:value="14.9093" calcext:value-type="float">
            <text:p>14.9093</text:p>
          </table:table-cell>
          <table:table-cell office:value-type="float" office:value="1.66697" calcext:value-type="float">
            <text:p>1.66697</text:p>
          </table:table-cell>
          <table:table-cell office:value-type="float" office:value="14.91" calcext:value-type="float">
            <text:p>14.91</text:p>
          </table:table-cell>
          <table:table-cell office:value-type="float" office:value="0.277284" calcext:value-type="float">
            <text:p>0.277284</text:p>
          </table:table-cell>
        </table:table-row>
        <table:table-row table:style-name="ro1">
          <table:table-cell office:value-type="float" office:value="14.9689" calcext:value-type="float">
            <text:p>14.9689</text:p>
          </table:table-cell>
          <table:table-cell office:value-type="float" office:value="1.7519" calcext:value-type="float">
            <text:p>1.7519</text:p>
          </table:table-cell>
          <table:table-cell office:value-type="float" office:value="14.9695" calcext:value-type="float">
            <text:p>14.9695</text:p>
          </table:table-cell>
          <table:table-cell office:value-type="float" office:value="0.29731" calcext:value-type="float">
            <text:p>0.29731</text:p>
          </table:table-cell>
        </table:table-row>
        <table:table-row table:style-name="ro1">
          <table:table-cell office:value-type="float" office:value="15.0285" calcext:value-type="float">
            <text:p>15.0285</text:p>
          </table:table-cell>
          <table:table-cell office:value-type="float" office:value="1.58969" calcext:value-type="float">
            <text:p>1.58969</text:p>
          </table:table-cell>
          <table:table-cell office:value-type="float" office:value="15.0291" calcext:value-type="float">
            <text:p>15.0291</text:p>
          </table:table-cell>
          <table:table-cell office:value-type="float" office:value="0.319294" calcext:value-type="float">
            <text:p>0.319294</text:p>
          </table:table-cell>
        </table:table-row>
        <table:table-row table:style-name="ro1">
          <table:table-cell office:value-type="float" office:value="15.0881" calcext:value-type="float">
            <text:p>15.0881</text:p>
          </table:table-cell>
          <table:table-cell office:value-type="float" office:value="1.64611" calcext:value-type="float">
            <text:p>1.64611</text:p>
          </table:table-cell>
          <table:table-cell office:value-type="float" office:value="15.0887" calcext:value-type="float">
            <text:p>15.0887</text:p>
          </table:table-cell>
          <table:table-cell office:value-type="float" office:value="0.366806" calcext:value-type="float">
            <text:p>0.366806</text:p>
          </table:table-cell>
        </table:table-row>
        <table:table-row table:style-name="ro1">
          <table:table-cell office:value-type="float" office:value="15.1477" calcext:value-type="float">
            <text:p>15.1477</text:p>
          </table:table-cell>
          <table:table-cell office:value-type="float" office:value="1.43978" calcext:value-type="float">
            <text:p>1.43978</text:p>
          </table:table-cell>
          <table:table-cell office:value-type="float" office:value="15.1483" calcext:value-type="float">
            <text:p>15.1483</text:p>
          </table:table-cell>
          <table:table-cell office:value-type="float" office:value="0.400829" calcext:value-type="float">
            <text:p>0.400829</text:p>
          </table:table-cell>
        </table:table-row>
        <table:table-row table:style-name="ro1">
          <table:table-cell office:value-type="float" office:value="15.2073" calcext:value-type="float">
            <text:p>15.2073</text:p>
          </table:table-cell>
          <table:table-cell office:value-type="float" office:value="1.53745" calcext:value-type="float">
            <text:p>1.53745</text:p>
          </table:table-cell>
          <table:table-cell office:value-type="float" office:value="15.2079" calcext:value-type="float">
            <text:p>15.2079</text:p>
          </table:table-cell>
          <table:table-cell office:value-type="float" office:value="0.466691" calcext:value-type="float">
            <text:p>0.466691</text:p>
          </table:table-cell>
        </table:table-row>
        <table:table-row table:style-name="ro1">
          <table:table-cell office:value-type="float" office:value="15.2669" calcext:value-type="float">
            <text:p>15.2669</text:p>
          </table:table-cell>
          <table:table-cell office:value-type="float" office:value="1.62089" calcext:value-type="float">
            <text:p>1.62089</text:p>
          </table:table-cell>
          <table:table-cell office:value-type="float" office:value="15.2674" calcext:value-type="float">
            <text:p>15.2674</text:p>
          </table:table-cell>
          <table:table-cell office:value-type="float" office:value="0.531036" calcext:value-type="float">
            <text:p>0.531036</text:p>
          </table:table-cell>
        </table:table-row>
        <table:table-row table:style-name="ro1">
          <table:table-cell office:value-type="float" office:value="15.3265" calcext:value-type="float">
            <text:p>15.3265</text:p>
          </table:table-cell>
          <table:table-cell office:value-type="float" office:value="1.69396" calcext:value-type="float">
            <text:p>1.69396</text:p>
          </table:table-cell>
          <table:table-cell office:value-type="float" office:value="15.327" calcext:value-type="float">
            <text:p>15.327</text:p>
          </table:table-cell>
          <table:table-cell office:value-type="float" office:value="0.612257" calcext:value-type="float">
            <text:p>0.612257</text:p>
          </table:table-cell>
        </table:table-row>
        <table:table-row table:style-name="ro1">
          <table:table-cell office:value-type="float" office:value="15.3861" calcext:value-type="float">
            <text:p>15.3861</text:p>
          </table:table-cell>
          <table:table-cell office:value-type="float" office:value="1.81681" calcext:value-type="float">
            <text:p>1.81681</text:p>
          </table:table-cell>
          <table:table-cell office:value-type="float" office:value="15.3866" calcext:value-type="float">
            <text:p>15.3866</text:p>
          </table:table-cell>
          <table:table-cell office:value-type="float" office:value="0.738634" calcext:value-type="float">
            <text:p>0.738634</text:p>
          </table:table-cell>
        </table:table-row>
        <table:table-row table:style-name="ro1">
          <table:table-cell office:value-type="float" office:value="15.4457" calcext:value-type="float">
            <text:p>15.4457</text:p>
          </table:table-cell>
          <table:table-cell office:value-type="float" office:value="1.89226" calcext:value-type="float">
            <text:p>1.89226</text:p>
          </table:table-cell>
          <table:table-cell office:value-type="float" office:value="15.4462" calcext:value-type="float">
            <text:p>15.4462</text:p>
          </table:table-cell>
          <table:table-cell office:value-type="float" office:value="0.868821" calcext:value-type="float">
            <text:p>0.868821</text:p>
          </table:table-cell>
        </table:table-row>
        <table:table-row table:style-name="ro1">
          <table:table-cell office:value-type="float" office:value="15.5053" calcext:value-type="float">
            <text:p>15.5053</text:p>
          </table:table-cell>
          <table:table-cell office:value-type="float" office:value="1.84886" calcext:value-type="float">
            <text:p>1.84886</text:p>
          </table:table-cell>
          <table:table-cell office:value-type="float" office:value="15.5058" calcext:value-type="float">
            <text:p>15.5058</text:p>
          </table:table-cell>
          <table:table-cell office:value-type="float" office:value="1.01584" calcext:value-type="float">
            <text:p>1.01584</text:p>
          </table:table-cell>
        </table:table-row>
        <table:table-row table:style-name="ro1">
          <table:table-cell office:value-type="float" office:value="15.5649" calcext:value-type="float">
            <text:p>15.5649</text:p>
          </table:table-cell>
          <table:table-cell office:value-type="float" office:value="2.19875" calcext:value-type="float">
            <text:p>2.19875</text:p>
          </table:table-cell>
          <table:table-cell office:value-type="float" office:value="15.5654" calcext:value-type="float">
            <text:p>15.5654</text:p>
          </table:table-cell>
          <table:table-cell office:value-type="float" office:value="1.22985" calcext:value-type="float">
            <text:p>1.22985</text:p>
          </table:table-cell>
        </table:table-row>
        <table:table-row table:style-name="ro1">
          <table:table-cell office:value-type="float" office:value="15.6245" calcext:value-type="float">
            <text:p>15.6245</text:p>
          </table:table-cell>
          <table:table-cell office:value-type="float" office:value="2.09463" calcext:value-type="float">
            <text:p>2.09463</text:p>
          </table:table-cell>
          <table:table-cell office:value-type="float" office:value="15.6249" calcext:value-type="float">
            <text:p>15.6249</text:p>
          </table:table-cell>
          <table:table-cell office:value-type="float" office:value="1.39354" calcext:value-type="float">
            <text:p>1.39354</text:p>
          </table:table-cell>
        </table:table-row>
        <table:table-row table:style-name="ro1">
          <table:table-cell office:value-type="float" office:value="15.6841" calcext:value-type="float">
            <text:p>15.6841</text:p>
          </table:table-cell>
          <table:table-cell office:value-type="float" office:value="2.16585" calcext:value-type="float">
            <text:p>2.16585</text:p>
          </table:table-cell>
          <table:table-cell office:value-type="float" office:value="15.6845" calcext:value-type="float">
            <text:p>15.6845</text:p>
          </table:table-cell>
          <table:table-cell office:value-type="float" office:value="1.60198" calcext:value-type="float">
            <text:p>1.60198</text:p>
          </table:table-cell>
        </table:table-row>
        <table:table-row table:style-name="ro1">
          <table:table-cell office:value-type="float" office:value="15.7437" calcext:value-type="float">
            <text:p>15.7437</text:p>
          </table:table-cell>
          <table:table-cell office:value-type="float" office:value="2.30779" calcext:value-type="float">
            <text:p>2.30779</text:p>
          </table:table-cell>
          <table:table-cell office:value-type="float" office:value="15.7441" calcext:value-type="float">
            <text:p>15.7441</text:p>
          </table:table-cell>
          <table:table-cell office:value-type="float" office:value="1.83021" calcext:value-type="float">
            <text:p>1.83021</text:p>
          </table:table-cell>
        </table:table-row>
        <table:table-row table:style-name="ro1">
          <table:table-cell office:value-type="float" office:value="15.8032" calcext:value-type="float">
            <text:p>15.8032</text:p>
          </table:table-cell>
          <table:table-cell office:value-type="float" office:value="2.45188" calcext:value-type="float">
            <text:p>2.45188</text:p>
          </table:table-cell>
          <table:table-cell office:value-type="float" office:value="15.8037" calcext:value-type="float">
            <text:p>15.8037</text:p>
          </table:table-cell>
          <table:table-cell office:value-type="float" office:value="2.07584" calcext:value-type="float">
            <text:p>2.07584</text:p>
          </table:table-cell>
        </table:table-row>
        <table:table-row table:style-name="ro1">
          <table:table-cell office:value-type="float" office:value="15.8628" calcext:value-type="float">
            <text:p>15.8628</text:p>
          </table:table-cell>
          <table:table-cell office:value-type="float" office:value="2.48198" calcext:value-type="float">
            <text:p>2.48198</text:p>
          </table:table-cell>
          <table:table-cell office:value-type="float" office:value="15.8633" calcext:value-type="float">
            <text:p>15.8633</text:p>
          </table:table-cell>
          <table:table-cell office:value-type="float" office:value="2.35133" calcext:value-type="float">
            <text:p>2.35133</text:p>
          </table:table-cell>
        </table:table-row>
        <table:table-row table:style-name="ro1">
          <table:table-cell office:value-type="float" office:value="15.9224" calcext:value-type="float">
            <text:p>15.9224</text:p>
          </table:table-cell>
          <table:table-cell office:value-type="float" office:value="2.8186" calcext:value-type="float">
            <text:p>2.8186</text:p>
          </table:table-cell>
          <table:table-cell office:value-type="float" office:value="15.9229" calcext:value-type="float">
            <text:p>15.9229</text:p>
          </table:table-cell>
          <table:table-cell office:value-type="float" office:value="2.59415" calcext:value-type="float">
            <text:p>2.59415</text:p>
          </table:table-cell>
        </table:table-row>
        <table:table-row table:style-name="ro1">
          <table:table-cell office:value-type="float" office:value="15.982" calcext:value-type="float">
            <text:p>15.982</text:p>
          </table:table-cell>
          <table:table-cell office:value-type="float" office:value="2.66718" calcext:value-type="float">
            <text:p>2.66718</text:p>
          </table:table-cell>
          <table:table-cell office:value-type="float" office:value="15.9824" calcext:value-type="float">
            <text:p>15.9824</text:p>
          </table:table-cell>
          <table:table-cell office:value-type="float" office:value="2.75362" calcext:value-type="float">
            <text:p>2.75362</text:p>
          </table:table-cell>
        </table:table-row>
        <table:table-row table:style-name="ro1">
          <table:table-cell office:value-type="float" office:value="16.0416" calcext:value-type="float">
            <text:p>16.0416</text:p>
          </table:table-cell>
          <table:table-cell office:value-type="float" office:value="2.65894" calcext:value-type="float">
            <text:p>2.65894</text:p>
          </table:table-cell>
          <table:table-cell office:value-type="float" office:value="16.042" calcext:value-type="float">
            <text:p>16.042</text:p>
          </table:table-cell>
          <table:table-cell office:value-type="float" office:value="2.90601" calcext:value-type="float">
            <text:p>2.90601</text:p>
          </table:table-cell>
        </table:table-row>
        <table:table-row table:style-name="ro1">
          <table:table-cell office:value-type="float" office:value="16.1012" calcext:value-type="float">
            <text:p>16.1012</text:p>
          </table:table-cell>
          <table:table-cell office:value-type="float" office:value="2.60028" calcext:value-type="float">
            <text:p>2.60028</text:p>
          </table:table-cell>
          <table:table-cell office:value-type="float" office:value="16.1016" calcext:value-type="float">
            <text:p>16.1016</text:p>
          </table:table-cell>
          <table:table-cell office:value-type="float" office:value="3.14533" calcext:value-type="float">
            <text:p>3.14533</text:p>
          </table:table-cell>
        </table:table-row>
        <table:table-row table:style-name="ro1">
          <table:table-cell office:value-type="float" office:value="16.1608" calcext:value-type="float">
            <text:p>16.1608</text:p>
          </table:table-cell>
          <table:table-cell office:value-type="float" office:value="2.79173" calcext:value-type="float">
            <text:p>2.79173</text:p>
          </table:table-cell>
          <table:table-cell office:value-type="float" office:value="16.1612" calcext:value-type="float">
            <text:p>16.1612</text:p>
          </table:table-cell>
          <table:table-cell office:value-type="float" office:value="3.36764" calcext:value-type="float">
            <text:p>3.36764</text:p>
          </table:table-cell>
        </table:table-row>
        <table:table-row table:style-name="ro1">
          <table:table-cell office:value-type="float" office:value="16.2204" calcext:value-type="float">
            <text:p>16.2204</text:p>
          </table:table-cell>
          <table:table-cell office:value-type="float" office:value="3.3371" calcext:value-type="float">
            <text:p>3.3371</text:p>
          </table:table-cell>
          <table:table-cell office:value-type="float" office:value="16.2208" calcext:value-type="float">
            <text:p>16.2208</text:p>
          </table:table-cell>
          <table:table-cell office:value-type="float" office:value="3.45009" calcext:value-type="float">
            <text:p>3.45009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3.36353" calcext:value-type="float">
            <text:p>3.36353</text:p>
          </table:table-cell>
          <table:table-cell office:value-type="float" office:value="16.2803" calcext:value-type="float">
            <text:p>16.2803</text:p>
          </table:table-cell>
          <table:table-cell office:value-type="float" office:value="3.58698" calcext:value-type="float">
            <text:p>3.58698</text:p>
          </table:table-cell>
        </table:table-row>
        <table:table-row table:style-name="ro1">
          <table:table-cell office:value-type="float" office:value="16.3396" calcext:value-type="float">
            <text:p>16.3396</text:p>
          </table:table-cell>
          <table:table-cell office:value-type="float" office:value="3.37856" calcext:value-type="float">
            <text:p>3.37856</text:p>
          </table:table-cell>
          <table:table-cell office:value-type="float" office:value="16.3399" calcext:value-type="float">
            <text:p>16.3399</text:p>
          </table:table-cell>
          <table:table-cell office:value-type="float" office:value="3.87215" calcext:value-type="float">
            <text:p>3.87215</text:p>
          </table:table-cell>
        </table:table-row>
        <table:table-row table:style-name="ro1">
          <table:table-cell office:value-type="float" office:value="16.3992" calcext:value-type="float">
            <text:p>16.3992</text:p>
          </table:table-cell>
          <table:table-cell office:value-type="float" office:value="3.64174" calcext:value-type="float">
            <text:p>3.64174</text:p>
          </table:table-cell>
          <table:table-cell office:value-type="float" office:value="16.3995" calcext:value-type="float">
            <text:p>16.3995</text:p>
          </table:table-cell>
          <table:table-cell office:value-type="float" office:value="4.02755" calcext:value-type="float">
            <text:p>4.02755</text:p>
          </table:table-cell>
        </table:table-row>
        <table:table-row table:style-name="ro1">
          <table:table-cell office:value-type="float" office:value="16.4588" calcext:value-type="float">
            <text:p>16.4588</text:p>
          </table:table-cell>
          <table:table-cell office:value-type="float" office:value="3.81855" calcext:value-type="float">
            <text:p>3.81855</text:p>
          </table:table-cell>
          <table:table-cell office:value-type="float" office:value="16.4591" calcext:value-type="float">
            <text:p>16.4591</text:p>
          </table:table-cell>
          <table:table-cell office:value-type="float" office:value="4.05962" calcext:value-type="float">
            <text:p>4.05962</text:p>
          </table:table-cell>
        </table:table-row>
        <table:table-row table:style-name="ro1">
          <table:table-cell office:value-type="float" office:value="16.5184" calcext:value-type="float">
            <text:p>16.5184</text:p>
          </table:table-cell>
          <table:table-cell office:value-type="float" office:value="3.93616" calcext:value-type="float">
            <text:p>3.93616</text:p>
          </table:table-cell>
          <table:table-cell office:value-type="float" office:value="16.5187" calcext:value-type="float">
            <text:p>16.5187</text:p>
          </table:table-cell>
          <table:table-cell office:value-type="float" office:value="4.1864" calcext:value-type="float">
            <text:p>4.1864</text:p>
          </table:table-cell>
        </table:table-row>
        <table:table-row table:style-name="ro1">
          <table:table-cell office:value-type="float" office:value="16.578" calcext:value-type="float">
            <text:p>16.578</text:p>
          </table:table-cell>
          <table:table-cell office:value-type="float" office:value="3.9835" calcext:value-type="float">
            <text:p>3.9835</text:p>
          </table:table-cell>
          <table:table-cell office:value-type="float" office:value="16.5783" calcext:value-type="float">
            <text:p>16.5783</text:p>
          </table:table-cell>
          <table:table-cell office:value-type="float" office:value="4.21348" calcext:value-type="float">
            <text:p>4.21348</text:p>
          </table:table-cell>
        </table:table-row>
        <table:table-row table:style-name="ro1">
          <table:table-cell office:value-type="float" office:value="16.6375" calcext:value-type="float">
            <text:p>16.6375</text:p>
          </table:table-cell>
          <table:table-cell office:value-type="float" office:value="4.13799" calcext:value-type="float">
            <text:p>4.13799</text:p>
          </table:table-cell>
          <table:table-cell office:value-type="float" office:value="16.6378" calcext:value-type="float">
            <text:p>16.6378</text:p>
          </table:table-cell>
          <table:table-cell office:value-type="float" office:value="4.23562" calcext:value-type="float">
            <text:p>4.23562</text:p>
          </table:table-cell>
        </table:table-row>
        <table:table-row table:style-name="ro1">
          <table:table-cell office:value-type="float" office:value="16.6971" calcext:value-type="float">
            <text:p>16.6971</text:p>
          </table:table-cell>
          <table:table-cell office:value-type="float" office:value="4.38418" calcext:value-type="float">
            <text:p>4.38418</text:p>
          </table:table-cell>
          <table:table-cell office:value-type="float" office:value="16.6974" calcext:value-type="float">
            <text:p>16.6974</text:p>
          </table:table-cell>
          <table:table-cell office:value-type="float" office:value="4.2894" calcext:value-type="float">
            <text:p>4.2894</text:p>
          </table:table-cell>
        </table:table-row>
        <table:table-row table:style-name="ro1">
          <table:table-cell office:value-type="float" office:value="16.7567" calcext:value-type="float">
            <text:p>16.7567</text:p>
          </table:table-cell>
          <table:table-cell office:value-type="float" office:value="4.37024" calcext:value-type="float">
            <text:p>4.37024</text:p>
          </table:table-cell>
          <table:table-cell office:value-type="float" office:value="16.757" calcext:value-type="float">
            <text:p>16.757</text:p>
          </table:table-cell>
          <table:table-cell office:value-type="float" office:value="4.33189" calcext:value-type="float">
            <text:p>4.33189</text:p>
          </table:table-cell>
        </table:table-row>
        <table:table-row table:style-name="ro1">
          <table:table-cell office:value-type="float" office:value="16.8163" calcext:value-type="float">
            <text:p>16.8163</text:p>
          </table:table-cell>
          <table:table-cell office:value-type="float" office:value="4.22754" calcext:value-type="float">
            <text:p>4.22754</text:p>
          </table:table-cell>
          <table:table-cell office:value-type="float" office:value="16.8166" calcext:value-type="float">
            <text:p>16.8166</text:p>
          </table:table-cell>
          <table:table-cell office:value-type="float" office:value="4.03199" calcext:value-type="float">
            <text:p>4.03199</text:p>
          </table:table-cell>
        </table:table-row>
        <table:table-row table:style-name="ro1">
          <table:table-cell office:value-type="float" office:value="16.8759" calcext:value-type="float">
            <text:p>16.8759</text:p>
          </table:table-cell>
          <table:table-cell office:value-type="float" office:value="0" calcext:value-type="float">
            <text:p>0</text:p>
          </table:table-cell>
          <table:table-cell office:value-type="float" office:value="16.8762" calcext:value-type="float">
            <text:p>16.8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55" calcext:value-type="float">
            <text:p>16.9355</text:p>
          </table:table-cell>
          <table:table-cell office:value-type="float" office:value="0" calcext:value-type="float">
            <text:p>0</text:p>
          </table:table-cell>
          <table:table-cell office:value-type="float" office:value="16.9357" calcext:value-type="float">
            <text:p>16.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51" calcext:value-type="float">
            <text:p>16.9951</text:p>
          </table:table-cell>
          <table:table-cell office:value-type="float" office:value="0" calcext:value-type="float">
            <text:p>0</text:p>
          </table:table-cell>
          <table:table-cell office:value-type="float" office:value="16.9953" calcext:value-type="float">
            <text:p>16.9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47" calcext:value-type="float">
            <text:p>17.0547</text:p>
          </table:table-cell>
          <table:table-cell office:value-type="float" office:value="0" calcext:value-type="float">
            <text:p>0</text:p>
          </table:table-cell>
          <table:table-cell office:value-type="float" office:value="17.0549" calcext:value-type="float">
            <text:p>17.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43" calcext:value-type="float">
            <text:p>17.1143</text:p>
          </table:table-cell>
          <table:table-cell office:value-type="float" office:value="0" calcext:value-type="float">
            <text:p>0</text:p>
          </table:table-cell>
          <table:table-cell office:value-type="float" office:value="17.1145" calcext:value-type="float">
            <text:p>17.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39" calcext:value-type="float">
            <text:p>17.1739</text:p>
          </table:table-cell>
          <table:table-cell office:value-type="float" office:value="0" calcext:value-type="float">
            <text:p>0</text:p>
          </table:table-cell>
          <table:table-cell office:value-type="float" office:value="17.1741" calcext:value-type="float">
            <text:p>17.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35" calcext:value-type="float">
            <text:p>17.2335</text:p>
          </table:table-cell>
          <table:table-cell office:value-type="float" office:value="0.00251788" calcext:value-type="float">
            <text:p>0.00251788</text:p>
          </table:table-cell>
          <table:table-cell office:value-type="float" office:value="17.2337" calcext:value-type="float">
            <text:p>17.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31" calcext:value-type="float">
            <text:p>17.2931</text:p>
          </table:table-cell>
          <table:table-cell office:value-type="float" office:value="0.00795717" calcext:value-type="float">
            <text:p>0.00795717</text:p>
          </table:table-cell>
          <table:table-cell office:value-type="float" office:value="17.2932" calcext:value-type="float">
            <text:p>17.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7" calcext:value-type="float">
            <text:p>17.3527</text:p>
          </table:table-cell>
          <table:table-cell office:value-type="float" office:value="0.00528455" calcext:value-type="float">
            <text:p>0.00528455</text:p>
          </table:table-cell>
          <table:table-cell office:value-type="float" office:value="17.3528" calcext:value-type="float">
            <text:p>17.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3" calcext:value-type="float">
            <text:p>17.4123</text:p>
          </table:table-cell>
          <table:table-cell office:value-type="float" office:value="0.00846167" calcext:value-type="float">
            <text:p>0.00846167</text:p>
          </table:table-cell>
          <table:table-cell office:value-type="float" office:value="17.4124" calcext:value-type="float">
            <text:p>17.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19" calcext:value-type="float">
            <text:p>17.4719</text:p>
          </table:table-cell>
          <table:table-cell office:value-type="float" office:value="0" calcext:value-type="float">
            <text:p>0</text:p>
          </table:table-cell>
          <table:table-cell office:value-type="float" office:value="17.472" calcext:value-type="float">
            <text:p>17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14" calcext:value-type="float">
            <text:p>17.5314</text:p>
          </table:table-cell>
          <table:table-cell office:value-type="float" office:value="0.00541133" calcext:value-type="float">
            <text:p>0.00541133</text:p>
          </table:table-cell>
          <table:table-cell office:value-type="float" office:value="17.5316" calcext:value-type="float">
            <text:p>17.53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591" calcext:value-type="float">
            <text:p>17.591</text:p>
          </table:table-cell>
          <table:table-cell office:value-type="float" office:value="0" calcext:value-type="float">
            <text:p>0</text:p>
          </table:table-cell>
          <table:table-cell office:value-type="float" office:value="17.5911" calcext:value-type="float">
            <text:p>17.59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6506" calcext:value-type="float">
            <text:p>17.6506</text:p>
          </table:table-cell>
          <table:table-cell office:value-type="float" office:value="0.0040386" calcext:value-type="float">
            <text:p>0.0040386</text:p>
          </table:table-cell>
          <table:table-cell office:value-type="float" office:value="17.6507" calcext:value-type="float">
            <text:p>17.65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7102" calcext:value-type="float">
            <text:p>17.7102</text:p>
          </table:table-cell>
          <table:table-cell office:value-type="float" office:value="0.0132838" calcext:value-type="float">
            <text:p>0.0132838</text:p>
          </table:table-cell>
          <table:table-cell table:number-columns-repeated="2"/>
        </table:table-row>
        <table:table-row table:style-name="ro2">
          <table:table-cell office:value-type="float" office:value="17.7698" calcext:value-type="float">
            <text:p>17.7698</text:p>
          </table:table-cell>
          <table:table-cell office:value-type="float" office:value="0.0168454" calcext:value-type="float">
            <text:p>0.0168454</text:p>
          </table:table-cell>
          <table:table-cell table:number-columns-repeated="2"/>
        </table:table-row>
        <table:table-row table:style-name="ro2">
          <table:table-cell office:value-type="float" office:value="17.8294" calcext:value-type="float">
            <text:p>17.82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7.889" calcext:value-type="float">
            <text:p>17.8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7.9486" calcext:value-type="float">
            <text:p>17.94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0082" calcext:value-type="float">
            <text:p>18.00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0678" calcext:value-type="float">
            <text:p>18.06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1274" calcext:value-type="float">
            <text:p>18.12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187" calcext:value-type="float">
            <text:p>18.1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2466" calcext:value-type="float">
            <text:p>18.2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/00/00</text:date>, <text:time style:data-style-name="N2" text:time-value="11:24:49.86830711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53:16.036185551</meta:creation-date>
    <dc:date>2017-07-10T15:19:59.143111766</dc:date>
    <meta:editing-duration>PT3H46M6S</meta:editing-duration>
    <meta:editing-cycles>11</meta:editing-cycles>
    <meta:generator>LibreOffice/5.1.6.2$Linux_X86_64 LibreOffice_project/10m0$Build-2</meta:generator>
    <meta:document-statistic meta:table-count="4" meta:cell-count="10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92cm" svg:height="13.627cm" xlink:href=".." xlink:type="simple" chart:class="chart:scatter" chart:column-mapping="0 1 3 2" chart:style-name="ch1">
        <chart:title svg:x="7.154cm" svg:y="0.407cm" chart:style-name="ch2">
          <text:p>上方出现空穴概率-跳跃水分子z坐标关系</text:p>
        </chart:title>
        <chart:legend chart:legend-position="end" svg:x="20.876cm" svg:y="5.777cm" style:legend-expansion="high" chart:style-name="ch3"/>
        <chart:plot-area chart:style-name="ch4" table:cell-range-address="Sheet2.A1:Sheet2.B79 Sheet2.F1:Sheet2.F79 Sheet2.D1:Sheet2.D79" svg:x="1.47cm" svg:y="1.644cm" svg:width="18.947cm" svg:height="10.73cm">
          <chartooo:coordinate-region svg:x="2.382cm" svg:y="1.843cm" svg:width="17.848cm" svg:height="9.884cm"/>
          <chart:axis chart:dimension="x" chart:name="primary-x" chart:style-name="ch5">
            <chart:title svg:x="10.661cm" svg:y="12.646cm" chart:style-name="ch6">
              <text:p>z/A</text:p>
            </chart:title>
          </chart:axis>
          <chart:axis chart:dimension="y" chart:name="primary-y" chart:style-name="ch7">
            <chart:title svg:x="0.451cm" svg:y="7.688cm" chart:style-name="ch8">
              <text:p>P(cavity)</text:p>
            </chart:title>
            <chart:grid chart:style-name="ch9" chart:class="major"/>
          </chart:axis>
          <chart:series chart:style-name="ch10" chart:values-cell-range-address="Sheet2.B1:Sheet2.B79" chart:class="chart:scatter">
            <chart:domain table:cell-range-address="Sheet2.A1:Sheet2.A79"/>
            <chart:data-point chart:repeated="79"/>
          </chart:series>
          <chart:series chart:style-name="ch11" chart:values-cell-range-address="Sheet2.F1:Sheet2.F79" chart:class="chart:scatter">
            <chart:domain table:cell-range-address="Sheet2.E1:Sheet2.E79"/>
            <chart:data-point chart:repeated="79"/>
          </chart:series>
          <chart:series chart:style-name="ch12" chart:values-cell-range-address="Sheet2.D1:Sheet2.D79" chart:class="chart:scatter">
            <chart:domain table:cell-range-address="Sheet2.C1:Sheet2.C79"/>
            <chart:data-point chart:repeated="7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A1:Sheet2.A79</svg:desc>
                </draw:g>
              </table:table-cell>
              <table:table-cell office:value-type="float" office:value="NaN">
                <text:p>NaN</text:p>
                <draw:g>
                  <svg:desc>Sheet2.B1:Sheet2.B79</svg:desc>
                </draw:g>
              </table:table-cell>
              <table:table-cell office:value-type="float" office:value="NaN">
                <text:p>NaN</text:p>
                <draw:g>
                  <svg:desc>Sheet2.E1:Sheet2.E79</svg:desc>
                </draw:g>
              </table:table-cell>
              <table:table-cell office:value-type="float" office:value="NaN">
                <text:p>NaN</text:p>
                <draw:g>
                  <svg:desc>Sheet2.F1:Sheet2.F79</svg:desc>
                </draw:g>
              </table:table-cell>
              <table:table-cell office:value-type="float" office:value="NaN">
                <text:p>NaN</text:p>
                <draw:g>
                  <svg:desc>Sheet2.C1:Sheet2.C79</svg:desc>
                </draw:g>
              </table:table-cell>
              <table:table-cell office:value-type="float" office:value="NaN">
                <text:p>NaN</text:p>
                <draw:g>
                  <svg:desc>Sheet2.D1:Sheet2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368">
                <text:p>13.8368</text:p>
              </table:table-cell>
              <table:table-cell office:value-type="float" office:value="0.1304">
                <text:p>0.1304</text:p>
              </table:table-cell>
              <table:table-cell office:value-type="float" office:value="13.4791">
                <text:p>13.4791</text:p>
              </table:table-cell>
              <table:table-cell office:value-type="float" office:value="0.0577911">
                <text:p>0.0577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963">
                <text:p>13.8963</text:p>
              </table:table-cell>
              <table:table-cell office:value-type="float" office:value="0.1304">
                <text:p>0.1304</text:p>
              </table:table-cell>
              <table:table-cell office:value-type="float" office:value="13.5387">
                <text:p>13.5387</text:p>
              </table:table-cell>
              <table:table-cell office:value-type="float" office:value="0.054717">
                <text:p>0.054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558">
                <text:p>13.9558</text:p>
              </table:table-cell>
              <table:table-cell office:value-type="float" office:value="0.1304">
                <text:p>0.1304</text:p>
              </table:table-cell>
              <table:table-cell office:value-type="float" office:value="13.5983">
                <text:p>13.5983</text:p>
              </table:table-cell>
              <table:table-cell office:value-type="float" office:value="0.0649887">
                <text:p>0.0649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154">
                <text:p>14.0154</text:p>
              </table:table-cell>
              <table:table-cell office:value-type="float" office:value="0.1304">
                <text:p>0.1304</text:p>
              </table:table-cell>
              <table:table-cell office:value-type="float" office:value="13.6579">
                <text:p>13.6579</text:p>
              </table:table-cell>
              <table:table-cell office:value-type="float" office:value="0.071458">
                <text:p>0.071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749">
                <text:p>14.0749</text:p>
              </table:table-cell>
              <table:table-cell office:value-type="float" office:value="0.1304">
                <text:p>0.1304</text:p>
              </table:table-cell>
              <table:table-cell office:value-type="float" office:value="13.7175">
                <text:p>13.7175</text:p>
              </table:table-cell>
              <table:table-cell office:value-type="float" office:value="0.0718726">
                <text:p>0.0718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344">
                <text:p>14.1344</text:p>
              </table:table-cell>
              <table:table-cell office:value-type="float" office:value="0.1304">
                <text:p>0.1304</text:p>
              </table:table-cell>
              <table:table-cell office:value-type="float" office:value="13.7771">
                <text:p>13.7771</text:p>
              </table:table-cell>
              <table:table-cell office:value-type="float" office:value="0.0723114">
                <text:p>0.0723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939">
                <text:p>14.1939</text:p>
              </table:table-cell>
              <table:table-cell office:value-type="float" office:value="0.1304">
                <text:p>0.1304</text:p>
              </table:table-cell>
              <table:table-cell office:value-type="float" office:value="13.8367">
                <text:p>13.8367</text:p>
              </table:table-cell>
              <table:table-cell office:value-type="float" office:value="0.072784">
                <text:p>0.072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1346">
                <text:p>14.1346</text:p>
              </table:table-cell>
              <table:table-cell office:value-type="float" office:value="0.189964">
                <text:p>0.189964</text:p>
              </table:table-cell>
              <table:table-cell office:value-type="float" office:value="14.2535">
                <text:p>14.2535</text:p>
              </table:table-cell>
              <table:table-cell office:value-type="float" office:value="0.1304">
                <text:p>0.1304</text:p>
              </table:table-cell>
              <table:table-cell office:value-type="float" office:value="13.8963">
                <text:p>13.8963</text:p>
              </table:table-cell>
              <table:table-cell office:value-type="float" office:value="0.0701763">
                <text:p>0.0701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1942">
                <text:p>14.1942</text:p>
              </table:table-cell>
              <table:table-cell office:value-type="float" office:value="0.14467">
                <text:p>0.14467</text:p>
              </table:table-cell>
              <table:table-cell office:value-type="float" office:value="14.313">
                <text:p>14.313</text:p>
              </table:table-cell>
              <table:table-cell office:value-type="float" office:value="0.1304">
                <text:p>0.1304</text:p>
              </table:table-cell>
              <table:table-cell office:value-type="float" office:value="13.9559">
                <text:p>13.9559</text:p>
              </table:table-cell>
              <table:table-cell office:value-type="float" office:value="0.0670698">
                <text:p>0.0670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538">
                <text:p>14.2538</text:p>
              </table:table-cell>
              <table:table-cell office:value-type="float" office:value="0.160267">
                <text:p>0.160267</text:p>
              </table:table-cell>
              <table:table-cell office:value-type="float" office:value="14.3725">
                <text:p>14.3725</text:p>
              </table:table-cell>
              <table:table-cell office:value-type="float" office:value="0.1304">
                <text:p>0.1304</text:p>
              </table:table-cell>
              <table:table-cell office:value-type="float" office:value="14.0155">
                <text:p>14.0155</text:p>
              </table:table-cell>
              <table:table-cell office:value-type="float" office:value="0.0635162">
                <text:p>0.0635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3134">
                <text:p>14.3134</text:p>
              </table:table-cell>
              <table:table-cell office:value-type="float" office:value="0.164072">
                <text:p>0.164072</text:p>
              </table:table-cell>
              <table:table-cell office:value-type="float" office:value="14.432">
                <text:p>14.432</text:p>
              </table:table-cell>
              <table:table-cell office:value-type="float" office:value="0.1304">
                <text:p>0.1304</text:p>
              </table:table-cell>
              <table:table-cell office:value-type="float" office:value="14.075">
                <text:p>14.075</text:p>
              </table:table-cell>
              <table:table-cell office:value-type="float" office:value="0.0578673">
                <text:p>0.0578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373">
                <text:p>14.373</text:p>
              </table:table-cell>
              <table:table-cell office:value-type="float" office:value="0.168391">
                <text:p>0.168391</text:p>
              </table:table-cell>
              <table:table-cell office:value-type="float" office:value="14.4916">
                <text:p>14.4916</text:p>
              </table:table-cell>
              <table:table-cell office:value-type="float" office:value="0.1304">
                <text:p>0.1304</text:p>
              </table:table-cell>
              <table:table-cell office:value-type="float" office:value="14.1346">
                <text:p>14.1346</text:p>
              </table:table-cell>
              <table:table-cell office:value-type="float" office:value="0.0535714">
                <text:p>0.053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4326">
                <text:p>14.4326</text:p>
              </table:table-cell>
              <table:table-cell office:value-type="float" office:value="0.161115">
                <text:p>0.161115</text:p>
              </table:table-cell>
              <table:table-cell office:value-type="float" office:value="14.5511">
                <text:p>14.5511</text:p>
              </table:table-cell>
              <table:table-cell office:value-type="float" office:value="0.1304">
                <text:p>0.1304</text:p>
              </table:table-cell>
              <table:table-cell office:value-type="float" office:value="14.1942">
                <text:p>14.1942</text:p>
              </table:table-cell>
              <table:table-cell office:value-type="float" office:value="0.0466577">
                <text:p>0.0466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922">
                <text:p>14.4922</text:p>
              </table:table-cell>
              <table:table-cell office:value-type="float" office:value="0.152524">
                <text:p>0.152524</text:p>
              </table:table-cell>
              <table:table-cell office:value-type="float" office:value="14.6106">
                <text:p>14.6106</text:p>
              </table:table-cell>
              <table:table-cell office:value-type="float" office:value="0.1304">
                <text:p>0.1304</text:p>
              </table:table-cell>
              <table:table-cell office:value-type="float" office:value="14.2538">
                <text:p>14.2538</text:p>
              </table:table-cell>
              <table:table-cell office:value-type="float" office:value="0.039639">
                <text:p>0.039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518">
                <text:p>14.5518</text:p>
              </table:table-cell>
              <table:table-cell office:value-type="float" office:value="0.142255">
                <text:p>0.142255</text:p>
              </table:table-cell>
              <table:table-cell office:value-type="float" office:value="14.6701">
                <text:p>14.6701</text:p>
              </table:table-cell>
              <table:table-cell office:value-type="float" office:value="0.1304">
                <text:p>0.1304</text:p>
              </table:table-cell>
              <table:table-cell office:value-type="float" office:value="14.3134">
                <text:p>14.3134</text:p>
              </table:table-cell>
              <table:table-cell office:value-type="float" office:value="0.0341479">
                <text:p>0.0341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6114">
                <text:p>14.6114</text:p>
              </table:table-cell>
              <table:table-cell office:value-type="float" office:value="0.14237">
                <text:p>0.14237</text:p>
              </table:table-cell>
              <table:table-cell office:value-type="float" office:value="14.7297">
                <text:p>14.7297</text:p>
              </table:table-cell>
              <table:table-cell office:value-type="float" office:value="0.1304">
                <text:p>0.1304</text:p>
              </table:table-cell>
              <table:table-cell office:value-type="float" office:value="14.373">
                <text:p>14.373</text:p>
              </table:table-cell>
              <table:table-cell office:value-type="float" office:value="0.0295604">
                <text:p>0.0295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71">
                <text:p>14.671</text:p>
              </table:table-cell>
              <table:table-cell office:value-type="float" office:value="0.153923">
                <text:p>0.153923</text:p>
              </table:table-cell>
              <table:table-cell office:value-type="float" office:value="14.7892">
                <text:p>14.7892</text:p>
              </table:table-cell>
              <table:table-cell office:value-type="float" office:value="0.1304">
                <text:p>0.1304</text:p>
              </table:table-cell>
              <table:table-cell office:value-type="float" office:value="14.4326">
                <text:p>14.4326</text:p>
              </table:table-cell>
              <table:table-cell office:value-type="float" office:value="0.0262627">
                <text:p>0.02626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7306">
                <text:p>14.7306</text:p>
              </table:table-cell>
              <table:table-cell office:value-type="float" office:value="0.148039">
                <text:p>0.148039</text:p>
              </table:table-cell>
              <table:table-cell office:value-type="float" office:value="14.8487">
                <text:p>14.8487</text:p>
              </table:table-cell>
              <table:table-cell office:value-type="float" office:value="0.1304">
                <text:p>0.1304</text:p>
              </table:table-cell>
              <table:table-cell office:value-type="float" office:value="14.4922">
                <text:p>14.4922</text:p>
              </table:table-cell>
              <table:table-cell office:value-type="float" office:value="0.0244165">
                <text:p>0.0244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7902">
                <text:p>14.7902</text:p>
              </table:table-cell>
              <table:table-cell office:value-type="float" office:value="0.140524">
                <text:p>0.140524</text:p>
              </table:table-cell>
              <table:table-cell office:value-type="float" office:value="14.9082">
                <text:p>14.9082</text:p>
              </table:table-cell>
              <table:table-cell office:value-type="float" office:value="0.1304">
                <text:p>0.1304</text:p>
              </table:table-cell>
              <table:table-cell office:value-type="float" office:value="14.5518">
                <text:p>14.5518</text:p>
              </table:table-cell>
              <table:table-cell office:value-type="float" office:value="0.0226512">
                <text:p>0.0226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8498">
                <text:p>14.8498</text:p>
              </table:table-cell>
              <table:table-cell office:value-type="float" office:value="0.128355">
                <text:p>0.128355</text:p>
              </table:table-cell>
              <table:table-cell office:value-type="float" office:value="14.9678">
                <text:p>14.9678</text:p>
              </table:table-cell>
              <table:table-cell office:value-type="float" office:value="0.1304">
                <text:p>0.1304</text:p>
              </table:table-cell>
              <table:table-cell office:value-type="float" office:value="14.6114">
                <text:p>14.6114</text:p>
              </table:table-cell>
              <table:table-cell office:value-type="float" office:value="0.0216455">
                <text:p>0.0216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9093">
                <text:p>14.9093</text:p>
              </table:table-cell>
              <table:table-cell office:value-type="float" office:value="0.123849">
                <text:p>0.123849</text:p>
              </table:table-cell>
              <table:table-cell office:value-type="float" office:value="15.0273">
                <text:p>15.0273</text:p>
              </table:table-cell>
              <table:table-cell office:value-type="float" office:value="0.1304">
                <text:p>0.1304</text:p>
              </table:table-cell>
              <table:table-cell office:value-type="float" office:value="14.671">
                <text:p>14.671</text:p>
              </table:table-cell>
              <table:table-cell office:value-type="float" office:value="0.0213528">
                <text:p>0.0213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9689">
                <text:p>14.9689</text:p>
              </table:table-cell>
              <table:table-cell office:value-type="float" office:value="0.13311">
                <text:p>0.13311</text:p>
              </table:table-cell>
              <table:table-cell office:value-type="float" office:value="15.0868">
                <text:p>15.0868</text:p>
              </table:table-cell>
              <table:table-cell office:value-type="float" office:value="0.1304">
                <text:p>0.1304</text:p>
              </table:table-cell>
              <table:table-cell office:value-type="float" office:value="14.7306">
                <text:p>14.7306</text:p>
              </table:table-cell>
              <table:table-cell office:value-type="float" office:value="0.0214546">
                <text:p>0.0214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0285">
                <text:p>15.0285</text:p>
              </table:table-cell>
              <table:table-cell office:value-type="float" office:value="0.121041">
                <text:p>0.121041</text:p>
              </table:table-cell>
              <table:table-cell office:value-type="float" office:value="15.1463">
                <text:p>15.1463</text:p>
              </table:table-cell>
              <table:table-cell office:value-type="float" office:value="0.1304">
                <text:p>0.1304</text:p>
              </table:table-cell>
              <table:table-cell office:value-type="float" office:value="14.7902">
                <text:p>14.7902</text:p>
              </table:table-cell>
              <table:table-cell office:value-type="float" office:value="0.0219493">
                <text:p>0.02194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881">
                <text:p>15.0881</text:p>
              </table:table-cell>
              <table:table-cell office:value-type="float" office:value="0.124126">
                <text:p>0.124126</text:p>
              </table:table-cell>
              <table:table-cell office:value-type="float" office:value="15.2059">
                <text:p>15.2059</text:p>
              </table:table-cell>
              <table:table-cell office:value-type="float" office:value="0.1304">
                <text:p>0.1304</text:p>
              </table:table-cell>
              <table:table-cell office:value-type="float" office:value="14.8498">
                <text:p>14.8498</text:p>
              </table:table-cell>
              <table:table-cell office:value-type="float" office:value="0.0223262">
                <text:p>0.0223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1477">
                <text:p>15.1477</text:p>
              </table:table-cell>
              <table:table-cell office:value-type="float" office:value="0.116256">
                <text:p>0.116256</text:p>
              </table:table-cell>
              <table:table-cell office:value-type="float" office:value="15.2654">
                <text:p>15.2654</text:p>
              </table:table-cell>
              <table:table-cell office:value-type="float" office:value="0.1304">
                <text:p>0.1304</text:p>
              </table:table-cell>
              <table:table-cell office:value-type="float" office:value="14.9093">
                <text:p>14.9093</text:p>
              </table:table-cell>
              <table:table-cell office:value-type="float" office:value="0.0235016">
                <text:p>0.0235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073">
                <text:p>15.2073</text:p>
              </table:table-cell>
              <table:table-cell office:value-type="float" office:value="0.123992">
                <text:p>0.123992</text:p>
              </table:table-cell>
              <table:table-cell office:value-type="float" office:value="15.3249">
                <text:p>15.3249</text:p>
              </table:table-cell>
              <table:table-cell office:value-type="float" office:value="0.1304">
                <text:p>0.1304</text:p>
              </table:table-cell>
              <table:table-cell office:value-type="float" office:value="14.9689">
                <text:p>14.9689</text:p>
              </table:table-cell>
              <table:table-cell office:value-type="float" office:value="0.0253869">
                <text:p>0.0253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669">
                <text:p>15.2669</text:p>
              </table:table-cell>
              <table:table-cell office:value-type="float" office:value="0.12494">
                <text:p>0.12494</text:p>
              </table:table-cell>
              <table:table-cell office:value-type="float" office:value="15.3844">
                <text:p>15.3844</text:p>
              </table:table-cell>
              <table:table-cell office:value-type="float" office:value="0.1304">
                <text:p>0.1304</text:p>
              </table:table-cell>
              <table:table-cell office:value-type="float" office:value="15.0285">
                <text:p>15.0285</text:p>
              </table:table-cell>
              <table:table-cell office:value-type="float" office:value="0.0273623">
                <text:p>0.02736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3265">
                <text:p>15.3265</text:p>
              </table:table-cell>
              <table:table-cell office:value-type="float" office:value="0.131396">
                <text:p>0.131396</text:p>
              </table:table-cell>
              <table:table-cell office:value-type="float" office:value="15.444">
                <text:p>15.444</text:p>
              </table:table-cell>
              <table:table-cell office:value-type="float" office:value="0.1304">
                <text:p>0.1304</text:p>
              </table:table-cell>
              <table:table-cell office:value-type="float" office:value="15.0881">
                <text:p>15.0881</text:p>
              </table:table-cell>
              <table:table-cell office:value-type="float" office:value="0.0303499">
                <text:p>0.0303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861">
                <text:p>15.3861</text:p>
              </table:table-cell>
              <table:table-cell office:value-type="float" office:value="0.142265">
                <text:p>0.142265</text:p>
              </table:table-cell>
              <table:table-cell office:value-type="float" office:value="15.5035">
                <text:p>15.5035</text:p>
              </table:table-cell>
              <table:table-cell office:value-type="float" office:value="0.1304">
                <text:p>0.1304</text:p>
              </table:table-cell>
              <table:table-cell office:value-type="float" office:value="15.1477">
                <text:p>15.1477</text:p>
              </table:table-cell>
              <table:table-cell office:value-type="float" office:value="0.0341509">
                <text:p>0.0341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4457">
                <text:p>15.4457</text:p>
              </table:table-cell>
              <table:table-cell office:value-type="float" office:value="0.14412">
                <text:p>0.14412</text:p>
              </table:table-cell>
              <table:table-cell office:value-type="float" office:value="15.563">
                <text:p>15.563</text:p>
              </table:table-cell>
              <table:table-cell office:value-type="float" office:value="0.1304">
                <text:p>0.1304</text:p>
              </table:table-cell>
              <table:table-cell office:value-type="float" office:value="15.2073">
                <text:p>15.2073</text:p>
              </table:table-cell>
              <table:table-cell office:value-type="float" office:value="0.0394687">
                <text:p>0.0394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5053">
                <text:p>15.5053</text:p>
              </table:table-cell>
              <table:table-cell office:value-type="float" office:value="0.139933">
                <text:p>0.139933</text:p>
              </table:table-cell>
              <table:table-cell office:value-type="float" office:value="15.6225">
                <text:p>15.6225</text:p>
              </table:table-cell>
              <table:table-cell office:value-type="float" office:value="0.1304">
                <text:p>0.1304</text:p>
              </table:table-cell>
              <table:table-cell office:value-type="float" office:value="15.2669">
                <text:p>15.2669</text:p>
              </table:table-cell>
              <table:table-cell office:value-type="float" office:value="0.0447077">
                <text:p>0.0447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5649">
                <text:p>15.5649</text:p>
              </table:table-cell>
              <table:table-cell office:value-type="float" office:value="0.166235">
                <text:p>0.166235</text:p>
              </table:table-cell>
              <table:table-cell office:value-type="float" office:value="15.6821">
                <text:p>15.6821</text:p>
              </table:table-cell>
              <table:table-cell office:value-type="float" office:value="0.1304">
                <text:p>0.1304</text:p>
              </table:table-cell>
              <table:table-cell office:value-type="float" office:value="15.3265">
                <text:p>15.3265</text:p>
              </table:table-cell>
              <table:table-cell office:value-type="float" office:value="0.0527598">
                <text:p>0.05275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6245">
                <text:p>15.6245</text:p>
              </table:table-cell>
              <table:table-cell office:value-type="float" office:value="0.159577">
                <text:p>0.159577</text:p>
              </table:table-cell>
              <table:table-cell office:value-type="float" office:value="15.7416">
                <text:p>15.7416</text:p>
              </table:table-cell>
              <table:table-cell office:value-type="float" office:value="0.1304">
                <text:p>0.1304</text:p>
              </table:table-cell>
              <table:table-cell office:value-type="float" office:value="15.3861">
                <text:p>15.3861</text:p>
              </table:table-cell>
              <table:table-cell office:value-type="float" office:value="0.0621526">
                <text:p>0.0621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6841">
                <text:p>15.6841</text:p>
              </table:table-cell>
              <table:table-cell office:value-type="float" office:value="0.168198">
                <text:p>0.168198</text:p>
              </table:table-cell>
              <table:table-cell office:value-type="float" office:value="15.8011">
                <text:p>15.8011</text:p>
              </table:table-cell>
              <table:table-cell office:value-type="float" office:value="0.1304">
                <text:p>0.1304</text:p>
              </table:table-cell>
              <table:table-cell office:value-type="float" office:value="15.4457">
                <text:p>15.4457</text:p>
              </table:table-cell>
              <table:table-cell office:value-type="float" office:value="0.0750352">
                <text:p>0.07503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437">
                <text:p>15.7437</text:p>
              </table:table-cell>
              <table:table-cell office:value-type="float" office:value="0.174928">
                <text:p>0.174928</text:p>
              </table:table-cell>
              <table:table-cell office:value-type="float" office:value="15.8606">
                <text:p>15.8606</text:p>
              </table:table-cell>
              <table:table-cell office:value-type="float" office:value="0.1304">
                <text:p>0.1304</text:p>
              </table:table-cell>
              <table:table-cell office:value-type="float" office:value="15.5053">
                <text:p>15.5053</text:p>
              </table:table-cell>
              <table:table-cell office:value-type="float" office:value="0.0864057">
                <text:p>0.0864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8032">
                <text:p>15.8032</text:p>
              </table:table-cell>
              <table:table-cell office:value-type="float" office:value="0.188086">
                <text:p>0.188086</text:p>
              </table:table-cell>
              <table:table-cell office:value-type="float" office:value="15.9202">
                <text:p>15.9202</text:p>
              </table:table-cell>
              <table:table-cell office:value-type="float" office:value="0.1304">
                <text:p>0.1304</text:p>
              </table:table-cell>
              <table:table-cell office:value-type="float" office:value="15.5649">
                <text:p>15.5649</text:p>
              </table:table-cell>
              <table:table-cell office:value-type="float" office:value="0.101546">
                <text:p>0.101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8628">
                <text:p>15.8628</text:p>
              </table:table-cell>
              <table:table-cell office:value-type="float" office:value="0.197769">
                <text:p>0.197769</text:p>
              </table:table-cell>
              <table:table-cell office:value-type="float" office:value="15.9797">
                <text:p>15.9797</text:p>
              </table:table-cell>
              <table:table-cell office:value-type="float" office:value="0.1304">
                <text:p>0.1304</text:p>
              </table:table-cell>
              <table:table-cell office:value-type="float" office:value="15.6245">
                <text:p>15.6245</text:p>
              </table:table-cell>
              <table:table-cell office:value-type="float" office:value="0.117953">
                <text:p>0.1179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9224">
                <text:p>15.9224</text:p>
              </table:table-cell>
              <table:table-cell office:value-type="float" office:value="0.226474">
                <text:p>0.226474</text:p>
              </table:table-cell>
              <table:table-cell office:value-type="float" office:value="16.0392">
                <text:p>16.0392</text:p>
              </table:table-cell>
              <table:table-cell office:value-type="float" office:value="0.1304">
                <text:p>0.1304</text:p>
              </table:table-cell>
              <table:table-cell office:value-type="float" office:value="15.6841">
                <text:p>15.6841</text:p>
              </table:table-cell>
              <table:table-cell office:value-type="float" office:value="0.137041">
                <text:p>0.137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982">
                <text:p>15.982</text:p>
              </table:table-cell>
              <table:table-cell office:value-type="float" office:value="0.215392">
                <text:p>0.215392</text:p>
              </table:table-cell>
              <table:table-cell office:value-type="float" office:value="16.0987">
                <text:p>16.0987</text:p>
              </table:table-cell>
              <table:table-cell office:value-type="float" office:value="0.1304">
                <text:p>0.1304</text:p>
              </table:table-cell>
              <table:table-cell office:value-type="float" office:value="15.7437">
                <text:p>15.7437</text:p>
              </table:table-cell>
              <table:table-cell office:value-type="float" office:value="0.152801">
                <text:p>0.1528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0416">
                <text:p>16.0416</text:p>
              </table:table-cell>
              <table:table-cell office:value-type="float" office:value="0.210502">
                <text:p>0.210502</text:p>
              </table:table-cell>
              <table:table-cell office:value-type="float" office:value="16.1583">
                <text:p>16.1583</text:p>
              </table:table-cell>
              <table:table-cell office:value-type="float" office:value="0.1304">
                <text:p>0.1304</text:p>
              </table:table-cell>
              <table:table-cell office:value-type="float" office:value="15.8032">
                <text:p>15.8032</text:p>
              </table:table-cell>
              <table:table-cell office:value-type="float" office:value="0.173062">
                <text:p>0.173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1012">
                <text:p>16.1012</text:p>
              </table:table-cell>
              <table:table-cell office:value-type="float" office:value="0.21923">
                <text:p>0.21923</text:p>
              </table:table-cell>
              <table:table-cell office:value-type="float" office:value="16.2178">
                <text:p>16.2178</text:p>
              </table:table-cell>
              <table:table-cell office:value-type="float" office:value="0.1304">
                <text:p>0.1304</text:p>
              </table:table-cell>
              <table:table-cell office:value-type="float" office:value="15.8628">
                <text:p>15.8628</text:p>
              </table:table-cell>
              <table:table-cell office:value-type="float" office:value="0.193255">
                <text:p>0.193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1608">
                <text:p>16.1608</text:p>
              </table:table-cell>
              <table:table-cell office:value-type="float" office:value="0.226833">
                <text:p>0.226833</text:p>
              </table:table-cell>
              <table:table-cell office:value-type="float" office:value="16.2773">
                <text:p>16.2773</text:p>
              </table:table-cell>
              <table:table-cell office:value-type="float" office:value="0.1304">
                <text:p>0.1304</text:p>
              </table:table-cell>
              <table:table-cell office:value-type="float" office:value="15.9224">
                <text:p>15.9224</text:p>
              </table:table-cell>
              <table:table-cell office:value-type="float" office:value="0.209284">
                <text:p>0.209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204">
                <text:p>16.2204</text:p>
              </table:table-cell>
              <table:table-cell office:value-type="float" office:value="0.261758">
                <text:p>0.261758</text:p>
              </table:table-cell>
              <table:table-cell office:value-type="float" office:value="16.3368">
                <text:p>16.3368</text:p>
              </table:table-cell>
              <table:table-cell office:value-type="float" office:value="0.1304">
                <text:p>0.1304</text:p>
              </table:table-cell>
              <table:table-cell office:value-type="float" office:value="15.982">
                <text:p>15.982</text:p>
              </table:table-cell>
              <table:table-cell office:value-type="float" office:value="0.226544">
                <text:p>0.2265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8">
                <text:p>16.28</text:p>
              </table:table-cell>
              <table:table-cell office:value-type="float" office:value="0.262053">
                <text:p>0.262053</text:p>
              </table:table-cell>
              <table:table-cell office:value-type="float" office:value="16.3964">
                <text:p>16.3964</text:p>
              </table:table-cell>
              <table:table-cell office:value-type="float" office:value="0.1304">
                <text:p>0.1304</text:p>
              </table:table-cell>
              <table:table-cell office:value-type="float" office:value="16.0416">
                <text:p>16.0416</text:p>
              </table:table-cell>
              <table:table-cell office:value-type="float" office:value="0.239251">
                <text:p>0.239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3396">
                <text:p>16.3396</text:p>
              </table:table-cell>
              <table:table-cell office:value-type="float" office:value="0.266758">
                <text:p>0.266758</text:p>
              </table:table-cell>
              <table:table-cell office:value-type="float" office:value="16.4559">
                <text:p>16.4559</text:p>
              </table:table-cell>
              <table:table-cell office:value-type="float" office:value="0.1304">
                <text:p>0.1304</text:p>
              </table:table-cell>
              <table:table-cell office:value-type="float" office:value="16.1012">
                <text:p>16.1012</text:p>
              </table:table-cell>
              <table:table-cell office:value-type="float" office:value="0.253974">
                <text:p>0.253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3992">
                <text:p>16.3992</text:p>
              </table:table-cell>
              <table:table-cell office:value-type="float" office:value="0.291754">
                <text:p>0.291754</text:p>
              </table:table-cell>
              <table:table-cell office:value-type="float" office:value="16.5154">
                <text:p>16.5154</text:p>
              </table:table-cell>
              <table:table-cell office:value-type="float" office:value="0.1304">
                <text:p>0.1304</text:p>
              </table:table-cell>
              <table:table-cell office:value-type="float" office:value="16.1608">
                <text:p>16.1608</text:p>
              </table:table-cell>
              <table:table-cell office:value-type="float" office:value="0.273556">
                <text:p>0.273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4588">
                <text:p>16.4588</text:p>
              </table:table-cell>
              <table:table-cell office:value-type="float" office:value="0.297852">
                <text:p>0.297852</text:p>
              </table:table-cell>
              <table:table-cell office:value-type="float" office:value="16.5749">
                <text:p>16.5749</text:p>
              </table:table-cell>
              <table:table-cell office:value-type="float" office:value="0.1304">
                <text:p>0.1304</text:p>
              </table:table-cell>
              <table:table-cell office:value-type="float" office:value="16.2204">
                <text:p>16.2204</text:p>
              </table:table-cell>
              <table:table-cell office:value-type="float" office:value="0.283043">
                <text:p>0.283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184">
                <text:p>16.5184</text:p>
              </table:table-cell>
              <table:table-cell office:value-type="float" office:value="0.297897">
                <text:p>0.297897</text:p>
              </table:table-cell>
              <table:table-cell office:value-type="float" office:value="16.6344">
                <text:p>16.6344</text:p>
              </table:table-cell>
              <table:table-cell office:value-type="float" office:value="0.1304">
                <text:p>0.1304</text:p>
              </table:table-cell>
              <table:table-cell office:value-type="float" office:value="16.28">
                <text:p>16.28</text:p>
              </table:table-cell>
              <table:table-cell office:value-type="float" office:value="0.294717">
                <text:p>0.2947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578">
                <text:p>16.578</text:p>
              </table:table-cell>
              <table:table-cell office:value-type="float" office:value="0.296749">
                <text:p>0.296749</text:p>
              </table:table-cell>
              <table:table-cell office:value-type="float" office:value="16.694">
                <text:p>16.694</text:p>
              </table:table-cell>
              <table:table-cell office:value-type="float" office:value="0.1304">
                <text:p>0.1304</text:p>
              </table:table-cell>
              <table:table-cell office:value-type="float" office:value="16.3396">
                <text:p>16.3396</text:p>
              </table:table-cell>
              <table:table-cell office:value-type="float" office:value="0.311103">
                <text:p>0.311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375">
                <text:p>16.6375</text:p>
              </table:table-cell>
              <table:table-cell office:value-type="float" office:value="0.31767">
                <text:p>0.31767</text:p>
              </table:table-cell>
              <table:table-cell office:value-type="float" office:value="16.7535">
                <text:p>16.7535</text:p>
              </table:table-cell>
              <table:table-cell office:value-type="float" office:value="0.1304">
                <text:p>0.1304</text:p>
              </table:table-cell>
              <table:table-cell office:value-type="float" office:value="16.3992">
                <text:p>16.3992</text:p>
              </table:table-cell>
              <table:table-cell office:value-type="float" office:value="0.322288">
                <text:p>0.322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6971">
                <text:p>16.6971</text:p>
              </table:table-cell>
              <table:table-cell office:value-type="float" office:value="0.34481">
                <text:p>0.34481</text:p>
              </table:table-cell>
              <table:table-cell office:value-type="float" office:value="16.813">
                <text:p>16.813</text:p>
              </table:table-cell>
              <table:table-cell office:value-type="float" office:value="0.1304">
                <text:p>0.1304</text:p>
              </table:table-cell>
              <table:table-cell office:value-type="float" office:value="16.4588">
                <text:p>16.4588</text:p>
              </table:table-cell>
              <table:table-cell office:value-type="float" office:value="0.324927">
                <text:p>0.324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7567">
                <text:p>16.7567</text:p>
              </table:table-cell>
              <table:table-cell office:value-type="float" office:value="0.342258">
                <text:p>0.342258</text:p>
              </table:table-cell>
              <table:table-cell office:value-type="float" office:value="16.8725">
                <text:p>16.8725</text:p>
              </table:table-cell>
              <table:table-cell office:value-type="float" office:value="0.1304">
                <text:p>0.1304</text:p>
              </table:table-cell>
              <table:table-cell office:value-type="float" office:value="16.5184">
                <text:p>16.5184</text:p>
              </table:table-cell>
              <table:table-cell office:value-type="float" office:value="0.334939">
                <text:p>0.334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8163">
                <text:p>16.8163</text:p>
              </table:table-cell>
              <table:table-cell office:value-type="float" office:value="0.328832">
                <text:p>0.328832</text:p>
              </table:table-cell>
              <table:table-cell office:value-type="float" office:value="16.9321">
                <text:p>16.9321</text:p>
              </table:table-cell>
              <table:table-cell office:value-type="float" office:value="0.1304">
                <text:p>0.1304</text:p>
              </table:table-cell>
              <table:table-cell office:value-type="float" office:value="16.578">
                <text:p>16.578</text:p>
              </table:table-cell>
              <table:table-cell office:value-type="float" office:value="0.338638">
                <text:p>0.33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8759">
                <text:p>16.8759</text:p>
              </table:table-cell>
              <table:table-cell office:value-type="float" office:value="0">
                <text:p>0</text:p>
              </table:table-cell>
              <table:table-cell office:value-type="float" office:value="16.9916">
                <text:p>16.9916</text:p>
              </table:table-cell>
              <table:table-cell office:value-type="float" office:value="0.1304">
                <text:p>0.1304</text:p>
              </table:table-cell>
              <table:table-cell office:value-type="float" office:value="16.6375">
                <text:p>16.6375</text:p>
              </table:table-cell>
              <table:table-cell office:value-type="float" office:value="0.337961">
                <text:p>0.3379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9355">
                <text:p>16.9355</text:p>
              </table:table-cell>
              <table:table-cell office:value-type="float" office:value="0">
                <text:p>0</text:p>
              </table:table-cell>
              <table:table-cell office:value-type="float" office:value="17.0511">
                <text:p>17.0511</text:p>
              </table:table-cell>
              <table:table-cell office:value-type="float" office:value="0.1304">
                <text:p>0.1304</text:p>
              </table:table-cell>
              <table:table-cell office:value-type="float" office:value="16.6971">
                <text:p>16.6971</text:p>
              </table:table-cell>
              <table:table-cell office:value-type="float" office:value="0.342316">
                <text:p>0.342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9951">
                <text:p>16.9951</text:p>
              </table:table-cell>
              <table:table-cell office:value-type="float" office:value="0">
                <text:p>0</text:p>
              </table:table-cell>
              <table:table-cell office:value-type="float" office:value="17.1106">
                <text:p>17.1106</text:p>
              </table:table-cell>
              <table:table-cell office:value-type="float" office:value="0.1304">
                <text:p>0.1304</text:p>
              </table:table-cell>
              <table:table-cell office:value-type="float" office:value="16.7567">
                <text:p>16.7567</text:p>
              </table:table-cell>
              <table:table-cell office:value-type="float" office:value="0.345208">
                <text:p>0.345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0547">
                <text:p>17.0547</text:p>
              </table:table-cell>
              <table:table-cell office:value-type="float" office:value="0">
                <text:p>0</text:p>
              </table:table-cell>
              <table:table-cell office:value-type="float" office:value="17.1702">
                <text:p>17.1702</text:p>
              </table:table-cell>
              <table:table-cell office:value-type="float" office:value="0.1304">
                <text:p>0.1304</text:p>
              </table:table-cell>
              <table:table-cell office:value-type="float" office:value="16.8163">
                <text:p>16.8163</text:p>
              </table:table-cell>
              <table:table-cell office:value-type="float" office:value="0.318117">
                <text:p>0.318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1143">
                <text:p>17.1143</text:p>
              </table:table-cell>
              <table:table-cell office:value-type="float" office:value="0">
                <text:p>0</text:p>
              </table:table-cell>
              <table:table-cell office:value-type="float" office:value="17.2297">
                <text:p>17.2297</text:p>
              </table:table-cell>
              <table:table-cell office:value-type="float" office:value="0.1304">
                <text:p>0.1304</text:p>
              </table:table-cell>
              <table:table-cell office:value-type="float" office:value="16.8759">
                <text:p>16.8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1739">
                <text:p>17.1739</text:p>
              </table:table-cell>
              <table:table-cell office:value-type="float" office:value="0">
                <text:p>0</text:p>
              </table:table-cell>
              <table:table-cell office:value-type="float" office:value="17.2892">
                <text:p>17.2892</text:p>
              </table:table-cell>
              <table:table-cell office:value-type="float" office:value="0.1304">
                <text:p>0.1304</text:p>
              </table:table-cell>
              <table:table-cell office:value-type="float" office:value="16.9355">
                <text:p>16.9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2335">
                <text:p>17.2335</text:p>
              </table:table-cell>
              <table:table-cell office:value-type="float" office:value="0.000297974">
                <text:p>0.000297974</text:p>
              </table:table-cell>
              <table:table-cell office:value-type="float" office:value="17.3487">
                <text:p>17.3487</text:p>
              </table:table-cell>
              <table:table-cell office:value-type="float" office:value="0.1304">
                <text:p>0.1304</text:p>
              </table:table-cell>
              <table:table-cell office:value-type="float" office:value="16.9951">
                <text:p>16.9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2931">
                <text:p>17.2931</text:p>
              </table:table-cell>
              <table:table-cell office:value-type="float" office:value="0.0009113">
                <text:p>0.0009113</text:p>
              </table:table-cell>
              <table:table-cell office:value-type="float" office:value="17.4083">
                <text:p>17.4083</text:p>
              </table:table-cell>
              <table:table-cell office:value-type="float" office:value="0.1304">
                <text:p>0.1304</text:p>
              </table:table-cell>
              <table:table-cell office:value-type="float" office:value="17.0547">
                <text:p>17.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3527">
                <text:p>17.3527</text:p>
              </table:table-cell>
              <table:table-cell office:value-type="float" office:value="0.000625391">
                <text:p>0.000625391</text:p>
              </table:table-cell>
              <table:table-cell office:value-type="float" office:value="17.4678">
                <text:p>17.4678</text:p>
              </table:table-cell>
              <table:table-cell office:value-type="float" office:value="0.1304">
                <text:p>0.1304</text:p>
              </table:table-cell>
              <table:table-cell office:value-type="float" office:value="17.1143">
                <text:p>17.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4123">
                <text:p>17.4123</text:p>
              </table:table-cell>
              <table:table-cell office:value-type="float" office:value="0.00103591">
                <text:p>0.00103591</text:p>
              </table:table-cell>
              <table:table-cell office:value-type="float" office:value="17.5273">
                <text:p>17.5273</text:p>
              </table:table-cell>
              <table:table-cell office:value-type="float" office:value="0.1304">
                <text:p>0.1304</text:p>
              </table:table-cell>
              <table:table-cell office:value-type="float" office:value="17.1739">
                <text:p>17.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4719">
                <text:p>17.4719</text:p>
              </table:table-cell>
              <table:table-cell office:value-type="float" office:value="0">
                <text:p>0</text:p>
              </table:table-cell>
              <table:table-cell office:value-type="float" office:value="17.5868">
                <text:p>17.5868</text:p>
              </table:table-cell>
              <table:table-cell office:value-type="float" office:value="0.1304">
                <text:p>0.1304</text:p>
              </table:table-cell>
              <table:table-cell office:value-type="float" office:value="17.2335">
                <text:p>17.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5314">
                <text:p>17.5314</text:p>
              </table:table-cell>
              <table:table-cell office:value-type="float" office:value="0.000985222">
                <text:p>0.000985222</text:p>
              </table:table-cell>
              <table:table-cell office:value-type="float" office:value="17.6464">
                <text:p>17.6464</text:p>
              </table:table-cell>
              <table:table-cell office:value-type="float" office:value="0.1304">
                <text:p>0.1304</text:p>
              </table:table-cell>
              <table:table-cell office:value-type="float" office:value="17.2931">
                <text:p>17.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591">
                <text:p>17.591</text:p>
              </table:table-cell>
              <table:table-cell office:value-type="float" office:value="0">
                <text:p>0</text:p>
              </table:table-cell>
              <table:table-cell office:value-type="float" office:value="17.7059">
                <text:p>17.7059</text:p>
              </table:table-cell>
              <table:table-cell office:value-type="float" office:value="0.1304">
                <text:p>0.1304</text:p>
              </table:table-cell>
              <table:table-cell office:value-type="float" office:value="17.3527">
                <text:p>17.3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6506">
                <text:p>17.6506</text:p>
              </table:table-cell>
              <table:table-cell office:value-type="float" office:value="0.000735294">
                <text:p>0.000735294</text:p>
              </table:table-cell>
              <table:table-cell office:value-type="float" office:value="17.7654">
                <text:p>17.7654</text:p>
              </table:table-cell>
              <table:table-cell office:value-type="float" office:value="0.1304">
                <text:p>0.1304</text:p>
              </table:table-cell>
              <table:table-cell office:value-type="float" office:value="17.4123">
                <text:p>17.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7102">
                <text:p>17.7102</text:p>
              </table:table-cell>
              <table:table-cell office:value-type="float" office:value="0.00174672">
                <text:p>0.00174672</text:p>
              </table:table-cell>
              <table:table-cell office:value-type="float" office:value="17.8249">
                <text:p>17.8249</text:p>
              </table:table-cell>
              <table:table-cell office:value-type="float" office:value="0.1304">
                <text:p>0.1304</text:p>
              </table:table-cell>
              <table:table-cell office:value-type="float" office:value="17.4719">
                <text:p>17.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7698">
                <text:p>17.7698</text:p>
              </table:table-cell>
              <table:table-cell office:value-type="float" office:value="0.00215517">
                <text:p>0.00215517</text:p>
              </table:table-cell>
              <table:table-cell office:value-type="float" office:value="17.8845">
                <text:p>17.8845</text:p>
              </table:table-cell>
              <table:table-cell office:value-type="float" office:value="0.1304">
                <text:p>0.1304</text:p>
              </table:table-cell>
              <table:table-cell office:value-type="float" office:value="17.5314">
                <text:p>17.5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8294">
                <text:p>17.8294</text:p>
              </table:table-cell>
              <table:table-cell office:value-type="float" office:value="0">
                <text:p>0</text:p>
              </table:table-cell>
              <table:table-cell office:value-type="float" office:value="17.944">
                <text:p>17.944</text:p>
              </table:table-cell>
              <table:table-cell office:value-type="float" office:value="0.1304">
                <text:p>0.1304</text:p>
              </table:table-cell>
              <table:table-cell office:value-type="float" office:value="17.591">
                <text:p>17.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889">
                <text:p>17.889</text:p>
              </table:table-cell>
              <table:table-cell office:value-type="float" office:value="0">
                <text:p>0</text:p>
              </table:table-cell>
              <table:table-cell office:value-type="float" office:value="18.0035">
                <text:p>18.0035</text:p>
              </table:table-cell>
              <table:table-cell office:value-type="float" office:value="0.1304">
                <text:p>0.1304</text:p>
              </table:table-cell>
              <table:table-cell office:value-type="float" office:value="17.6506">
                <text:p>17.6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9486">
                <text:p>17.9486</text:p>
              </table:table-cell>
              <table:table-cell office:value-type="float" office:value="0">
                <text:p>0</text:p>
              </table:table-cell>
              <table:table-cell office:value-type="float" office:value="18.063">
                <text:p>18.063</text:p>
              </table:table-cell>
              <table:table-cell office:value-type="float" office:value="0.1304">
                <text:p>0.1304</text:p>
              </table:table-cell>
              <table:table-cell office:value-type="float" office:value="17.7102">
                <text:p>17.7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22cm" svg:height="14.584cm" xlink:href=".." xlink:type="simple" chart:class="chart:scatter" chart:style-name="ch1">
        <chart:legend chart:legend-position="end" svg:x="21.206cm" svg:y="6.585cm" style:legend-expansion="high" chart:style-name="ch2"/>
        <chart:plot-area chart:style-name="ch3" table:cell-range-address="Sheet3.A13:Sheet3.B82 Sheet3.D1:Sheet3.D72" svg:x="0.466cm" svg:y="0.291cm" svg:width="20.274cm" svg:height="14.002cm">
          <chartooo:coordinate-region svg:x="1.193cm" svg:y="0.49cm" svg:width="19.36cm" svg:height="13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3:Sheet3.B82" chart:class="chart:scatter">
            <chart:domain table:cell-range-address="Sheet3.A13:Sheet3.A82"/>
            <chart:data-point chart:repeated="70"/>
          </chart:series>
          <chart:series chart:style-name="ch7" chart:values-cell-range-address="Sheet3.D1:Sheet3.D72" chart:class="chart:scatter">
            <chart:domain table:cell-range-address="Sheet3.C1:Sheet3.C72"/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1346">
                <text:p>14.1346</text:p>
                <draw:g>
                  <svg:desc>Sheet3.A13:Sheet3.A82</svg:desc>
                </draw:g>
              </table:table-cell>
              <table:table-cell office:value-type="float" office:value="2.53954">
                <text:p>2.53954</text:p>
                <draw:g>
                  <svg:desc>Sheet3.B13:Sheet3.B82</svg:desc>
                </draw:g>
              </table:table-cell>
              <table:table-cell office:value-type="float" office:value="13.4204">
                <text:p>13.4204</text:p>
                <draw:g>
                  <svg:desc>Sheet3.C1:Sheet3.C72</svg:desc>
                </draw:g>
              </table:table-cell>
              <table:table-cell office:value-type="float" office:value="0.971899">
                <text:p>0.971899</text:p>
                <draw:g>
                  <svg:desc>Sheet3.D1:Sheet3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2">
                <text:p>14.1942</text:p>
              </table:table-cell>
              <table:table-cell office:value-type="float" office:value="2.02993">
                <text:p>2.02993</text:p>
              </table:table-cell>
              <table:table-cell office:value-type="float" office:value="13.48">
                <text:p>13.48</text:p>
              </table:table-cell>
              <table:table-cell office:value-type="float" office:value="0.67281">
                <text:p>0.67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538">
                <text:p>14.2538</text:p>
              </table:table-cell>
              <table:table-cell office:value-type="float" office:value="2.31352">
                <text:p>2.31352</text:p>
              </table:table-cell>
              <table:table-cell office:value-type="float" office:value="13.5396">
                <text:p>13.5396</text:p>
              </table:table-cell>
              <table:table-cell office:value-type="float" office:value="0.724121">
                <text:p>0.724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134">
                <text:p>14.3134</text:p>
              </table:table-cell>
              <table:table-cell office:value-type="float" office:value="2.13881">
                <text:p>2.13881</text:p>
              </table:table-cell>
              <table:table-cell office:value-type="float" office:value="13.5991">
                <text:p>13.5991</text:p>
              </table:table-cell>
              <table:table-cell office:value-type="float" office:value="0.845902">
                <text:p>0.845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73">
                <text:p>14.373</text:p>
              </table:table-cell>
              <table:table-cell office:value-type="float" office:value="2.40225">
                <text:p>2.40225</text:p>
              </table:table-cell>
              <table:table-cell office:value-type="float" office:value="13.6587">
                <text:p>13.6587</text:p>
              </table:table-cell>
              <table:table-cell office:value-type="float" office:value="0.828494">
                <text:p>0.828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4326">
                <text:p>14.4326</text:p>
              </table:table-cell>
              <table:table-cell office:value-type="float" office:value="2.13088">
                <text:p>2.13088</text:p>
              </table:table-cell>
              <table:table-cell office:value-type="float" office:value="13.7183">
                <text:p>13.7183</text:p>
              </table:table-cell>
              <table:table-cell office:value-type="float" office:value="0.812152">
                <text:p>0.812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4922">
                <text:p>14.4922</text:p>
              </table:table-cell>
              <table:table-cell office:value-type="float" office:value="1.91645">
                <text:p>1.91645</text:p>
              </table:table-cell>
              <table:table-cell office:value-type="float" office:value="13.7779">
                <text:p>13.7779</text:p>
              </table:table-cell>
              <table:table-cell office:value-type="float" office:value="0.880812">
                <text:p>0.880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518">
                <text:p>14.5518</text:p>
              </table:table-cell>
              <table:table-cell office:value-type="float" office:value="1.80052">
                <text:p>1.80052</text:p>
              </table:table-cell>
              <table:table-cell office:value-type="float" office:value="13.8375">
                <text:p>13.8375</text:p>
              </table:table-cell>
              <table:table-cell office:value-type="float" office:value="0.888304">
                <text:p>0.888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114">
                <text:p>14.6114</text:p>
              </table:table-cell>
              <table:table-cell office:value-type="float" office:value="1.85894">
                <text:p>1.85894</text:p>
              </table:table-cell>
              <table:table-cell office:value-type="float" office:value="13.8971">
                <text:p>13.8971</text:p>
              </table:table-cell>
              <table:table-cell office:value-type="float" office:value="0.886163">
                <text:p>0.886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71">
                <text:p>14.671</text:p>
              </table:table-cell>
              <table:table-cell office:value-type="float" office:value="1.97878">
                <text:p>1.97878</text:p>
              </table:table-cell>
              <table:table-cell office:value-type="float" office:value="13.9566">
                <text:p>13.9566</text:p>
              </table:table-cell>
              <table:table-cell office:value-type="float" office:value="0.822202">
                <text:p>0.82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306">
                <text:p>14.7306</text:p>
              </table:table-cell>
              <table:table-cell office:value-type="float" office:value="2.00697">
                <text:p>2.00697</text:p>
              </table:table-cell>
              <table:table-cell office:value-type="float" office:value="14.0162">
                <text:p>14.0162</text:p>
              </table:table-cell>
              <table:table-cell office:value-type="float" office:value="0.767561">
                <text:p>0.767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902">
                <text:p>14.7902</text:p>
              </table:table-cell>
              <table:table-cell office:value-type="float" office:value="1.83742">
                <text:p>1.83742</text:p>
              </table:table-cell>
              <table:table-cell office:value-type="float" office:value="14.0758">
                <text:p>14.0758</text:p>
              </table:table-cell>
              <table:table-cell office:value-type="float" office:value="0.717383">
                <text:p>0.717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8498">
                <text:p>14.8498</text:p>
              </table:table-cell>
              <table:table-cell office:value-type="float" office:value="1.67945">
                <text:p>1.67945</text:p>
              </table:table-cell>
              <table:table-cell office:value-type="float" office:value="14.1354">
                <text:p>14.1354</text:p>
              </table:table-cell>
              <table:table-cell office:value-type="float" office:value="0.662385">
                <text:p>0.662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093">
                <text:p>14.9093</text:p>
              </table:table-cell>
              <table:table-cell office:value-type="float" office:value="1.66697">
                <text:p>1.66697</text:p>
              </table:table-cell>
              <table:table-cell office:value-type="float" office:value="14.195">
                <text:p>14.195</text:p>
              </table:table-cell>
              <table:table-cell office:value-type="float" office:value="0.569876">
                <text:p>0.569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9689">
                <text:p>14.9689</text:p>
              </table:table-cell>
              <table:table-cell office:value-type="float" office:value="1.7519">
                <text:p>1.7519</text:p>
              </table:table-cell>
              <table:table-cell office:value-type="float" office:value="14.2546">
                <text:p>14.2546</text:p>
              </table:table-cell>
              <table:table-cell office:value-type="float" office:value="0.487531">
                <text:p>0.487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285">
                <text:p>15.0285</text:p>
              </table:table-cell>
              <table:table-cell office:value-type="float" office:value="1.58969">
                <text:p>1.58969</text:p>
              </table:table-cell>
              <table:table-cell office:value-type="float" office:value="14.3141">
                <text:p>14.3141</text:p>
              </table:table-cell>
              <table:table-cell office:value-type="float" office:value="0.419331">
                <text:p>0.419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0881">
                <text:p>15.0881</text:p>
              </table:table-cell>
              <table:table-cell office:value-type="float" office:value="1.64611">
                <text:p>1.64611</text:p>
              </table:table-cell>
              <table:table-cell office:value-type="float" office:value="14.3737">
                <text:p>14.3737</text:p>
              </table:table-cell>
              <table:table-cell office:value-type="float" office:value="0.366955">
                <text:p>0.366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1477">
                <text:p>15.1477</text:p>
              </table:table-cell>
              <table:table-cell office:value-type="float" office:value="1.43978">
                <text:p>1.43978</text:p>
              </table:table-cell>
              <table:table-cell office:value-type="float" office:value="14.4333">
                <text:p>14.4333</text:p>
              </table:table-cell>
              <table:table-cell office:value-type="float" office:value="0.324662">
                <text:p>0.324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2073">
                <text:p>15.2073</text:p>
              </table:table-cell>
              <table:table-cell office:value-type="float" office:value="1.53745">
                <text:p>1.53745</text:p>
              </table:table-cell>
              <table:table-cell office:value-type="float" office:value="14.4929">
                <text:p>14.4929</text:p>
              </table:table-cell>
              <table:table-cell office:value-type="float" office:value="0.304224">
                <text:p>0.304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669">
                <text:p>15.2669</text:p>
              </table:table-cell>
              <table:table-cell office:value-type="float" office:value="1.62089">
                <text:p>1.62089</text:p>
              </table:table-cell>
              <table:table-cell office:value-type="float" office:value="14.5525">
                <text:p>14.5525</text:p>
              </table:table-cell>
              <table:table-cell office:value-type="float" office:value="0.281216">
                <text:p>0.281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3265">
                <text:p>15.3265</text:p>
              </table:table-cell>
              <table:table-cell office:value-type="float" office:value="1.69396">
                <text:p>1.69396</text:p>
              </table:table-cell>
              <table:table-cell office:value-type="float" office:value="14.612">
                <text:p>14.612</text:p>
              </table:table-cell>
              <table:table-cell office:value-type="float" office:value="0.267438">
                <text:p>0.267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3861">
                <text:p>15.3861</text:p>
              </table:table-cell>
              <table:table-cell office:value-type="float" office:value="1.81681">
                <text:p>1.81681</text:p>
              </table:table-cell>
              <table:table-cell office:value-type="float" office:value="14.6716">
                <text:p>14.6716</text:p>
              </table:table-cell>
              <table:table-cell office:value-type="float" office:value="0.26621">
                <text:p>0.26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4457">
                <text:p>15.4457</text:p>
              </table:table-cell>
              <table:table-cell office:value-type="float" office:value="1.89226">
                <text:p>1.89226</text:p>
              </table:table-cell>
              <table:table-cell office:value-type="float" office:value="14.7312">
                <text:p>14.7312</text:p>
              </table:table-cell>
              <table:table-cell office:value-type="float" office:value="0.266434">
                <text:p>0.266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5053">
                <text:p>15.5053</text:p>
              </table:table-cell>
              <table:table-cell office:value-type="float" office:value="1.84886">
                <text:p>1.84886</text:p>
              </table:table-cell>
              <table:table-cell office:value-type="float" office:value="14.7908">
                <text:p>14.7908</text:p>
              </table:table-cell>
              <table:table-cell office:value-type="float" office:value="0.267313">
                <text:p>0.267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5649">
                <text:p>15.5649</text:p>
              </table:table-cell>
              <table:table-cell office:value-type="float" office:value="2.19875">
                <text:p>2.19875</text:p>
              </table:table-cell>
              <table:table-cell office:value-type="float" office:value="14.8504">
                <text:p>14.8504</text:p>
              </table:table-cell>
              <table:table-cell office:value-type="float" office:value="0.266737">
                <text:p>0.266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6245">
                <text:p>15.6245</text:p>
              </table:table-cell>
              <table:table-cell office:value-type="float" office:value="2.09463">
                <text:p>2.09463</text:p>
              </table:table-cell>
              <table:table-cell office:value-type="float" office:value="14.91">
                <text:p>14.91</text:p>
              </table:table-cell>
              <table:table-cell office:value-type="float" office:value="0.277284">
                <text:p>0.277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6841">
                <text:p>15.6841</text:p>
              </table:table-cell>
              <table:table-cell office:value-type="float" office:value="2.16585">
                <text:p>2.16585</text:p>
              </table:table-cell>
              <table:table-cell office:value-type="float" office:value="14.9695">
                <text:p>14.9695</text:p>
              </table:table-cell>
              <table:table-cell office:value-type="float" office:value="0.29731">
                <text:p>0.297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437">
                <text:p>15.7437</text:p>
              </table:table-cell>
              <table:table-cell office:value-type="float" office:value="2.30779">
                <text:p>2.30779</text:p>
              </table:table-cell>
              <table:table-cell office:value-type="float" office:value="15.0291">
                <text:p>15.0291</text:p>
              </table:table-cell>
              <table:table-cell office:value-type="float" office:value="0.319294">
                <text:p>0.319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8032">
                <text:p>15.8032</text:p>
              </table:table-cell>
              <table:table-cell office:value-type="float" office:value="2.45188">
                <text:p>2.45188</text:p>
              </table:table-cell>
              <table:table-cell office:value-type="float" office:value="15.0887">
                <text:p>15.0887</text:p>
              </table:table-cell>
              <table:table-cell office:value-type="float" office:value="0.366806">
                <text:p>0.366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8628">
                <text:p>15.8628</text:p>
              </table:table-cell>
              <table:table-cell office:value-type="float" office:value="2.48198">
                <text:p>2.48198</text:p>
              </table:table-cell>
              <table:table-cell office:value-type="float" office:value="15.1483">
                <text:p>15.1483</text:p>
              </table:table-cell>
              <table:table-cell office:value-type="float" office:value="0.400829">
                <text:p>0.400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224">
                <text:p>15.9224</text:p>
              </table:table-cell>
              <table:table-cell office:value-type="float" office:value="2.8186">
                <text:p>2.8186</text:p>
              </table:table-cell>
              <table:table-cell office:value-type="float" office:value="15.2079">
                <text:p>15.2079</text:p>
              </table:table-cell>
              <table:table-cell office:value-type="float" office:value="0.466691">
                <text:p>0.466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82">
                <text:p>15.982</text:p>
              </table:table-cell>
              <table:table-cell office:value-type="float" office:value="2.66718">
                <text:p>2.66718</text:p>
              </table:table-cell>
              <table:table-cell office:value-type="float" office:value="15.2674">
                <text:p>15.2674</text:p>
              </table:table-cell>
              <table:table-cell office:value-type="float" office:value="0.531036">
                <text:p>0.531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0416">
                <text:p>16.0416</text:p>
              </table:table-cell>
              <table:table-cell office:value-type="float" office:value="2.65894">
                <text:p>2.65894</text:p>
              </table:table-cell>
              <table:table-cell office:value-type="float" office:value="15.327">
                <text:p>15.327</text:p>
              </table:table-cell>
              <table:table-cell office:value-type="float" office:value="0.612257">
                <text:p>0.612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1012">
                <text:p>16.1012</text:p>
              </table:table-cell>
              <table:table-cell office:value-type="float" office:value="2.60028">
                <text:p>2.60028</text:p>
              </table:table-cell>
              <table:table-cell office:value-type="float" office:value="15.3866">
                <text:p>15.3866</text:p>
              </table:table-cell>
              <table:table-cell office:value-type="float" office:value="0.738634">
                <text:p>0.738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1608">
                <text:p>16.1608</text:p>
              </table:table-cell>
              <table:table-cell office:value-type="float" office:value="2.79173">
                <text:p>2.79173</text:p>
              </table:table-cell>
              <table:table-cell office:value-type="float" office:value="15.4462">
                <text:p>15.4462</text:p>
              </table:table-cell>
              <table:table-cell office:value-type="float" office:value="0.868821">
                <text:p>0.868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2204">
                <text:p>16.2204</text:p>
              </table:table-cell>
              <table:table-cell office:value-type="float" office:value="3.3371">
                <text:p>3.3371</text:p>
              </table:table-cell>
              <table:table-cell office:value-type="float" office:value="15.5058">
                <text:p>15.5058</text:p>
              </table:table-cell>
              <table:table-cell office:value-type="float" office:value="1.01584">
                <text:p>1.01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8">
                <text:p>16.28</text:p>
              </table:table-cell>
              <table:table-cell office:value-type="float" office:value="3.36353">
                <text:p>3.36353</text:p>
              </table:table-cell>
              <table:table-cell office:value-type="float" office:value="15.5654">
                <text:p>15.5654</text:p>
              </table:table-cell>
              <table:table-cell office:value-type="float" office:value="1.22985">
                <text:p>1.22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3396">
                <text:p>16.3396</text:p>
              </table:table-cell>
              <table:table-cell office:value-type="float" office:value="3.37856">
                <text:p>3.37856</text:p>
              </table:table-cell>
              <table:table-cell office:value-type="float" office:value="15.6249">
                <text:p>15.6249</text:p>
              </table:table-cell>
              <table:table-cell office:value-type="float" office:value="1.39354">
                <text:p>1.39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992">
                <text:p>16.3992</text:p>
              </table:table-cell>
              <table:table-cell office:value-type="float" office:value="3.64174">
                <text:p>3.64174</text:p>
              </table:table-cell>
              <table:table-cell office:value-type="float" office:value="15.6845">
                <text:p>15.6845</text:p>
              </table:table-cell>
              <table:table-cell office:value-type="float" office:value="1.60198">
                <text:p>1.60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88">
                <text:p>16.4588</text:p>
              </table:table-cell>
              <table:table-cell office:value-type="float" office:value="3.81855">
                <text:p>3.81855</text:p>
              </table:table-cell>
              <table:table-cell office:value-type="float" office:value="15.7441">
                <text:p>15.7441</text:p>
              </table:table-cell>
              <table:table-cell office:value-type="float" office:value="1.83021">
                <text:p>1.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5184">
                <text:p>16.5184</text:p>
              </table:table-cell>
              <table:table-cell office:value-type="float" office:value="3.93616">
                <text:p>3.93616</text:p>
              </table:table-cell>
              <table:table-cell office:value-type="float" office:value="15.8037">
                <text:p>15.8037</text:p>
              </table:table-cell>
              <table:table-cell office:value-type="float" office:value="2.07584">
                <text:p>2.07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578">
                <text:p>16.578</text:p>
              </table:table-cell>
              <table:table-cell office:value-type="float" office:value="3.9835">
                <text:p>3.9835</text:p>
              </table:table-cell>
              <table:table-cell office:value-type="float" office:value="15.8633">
                <text:p>15.8633</text:p>
              </table:table-cell>
              <table:table-cell office:value-type="float" office:value="2.35133">
                <text:p>2.35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6375">
                <text:p>16.6375</text:p>
              </table:table-cell>
              <table:table-cell office:value-type="float" office:value="4.13799">
                <text:p>4.13799</text:p>
              </table:table-cell>
              <table:table-cell office:value-type="float" office:value="15.9229">
                <text:p>15.9229</text:p>
              </table:table-cell>
              <table:table-cell office:value-type="float" office:value="2.59415">
                <text:p>2.59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6971">
                <text:p>16.6971</text:p>
              </table:table-cell>
              <table:table-cell office:value-type="float" office:value="4.38418">
                <text:p>4.38418</text:p>
              </table:table-cell>
              <table:table-cell office:value-type="float" office:value="15.9824">
                <text:p>15.9824</text:p>
              </table:table-cell>
              <table:table-cell office:value-type="float" office:value="2.75362">
                <text:p>2.75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567">
                <text:p>16.7567</text:p>
              </table:table-cell>
              <table:table-cell office:value-type="float" office:value="4.37024">
                <text:p>4.37024</text:p>
              </table:table-cell>
              <table:table-cell office:value-type="float" office:value="16.042">
                <text:p>16.042</text:p>
              </table:table-cell>
              <table:table-cell office:value-type="float" office:value="2.90601">
                <text:p>2.90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8163">
                <text:p>16.8163</text:p>
              </table:table-cell>
              <table:table-cell office:value-type="float" office:value="4.22754">
                <text:p>4.22754</text:p>
              </table:table-cell>
              <table:table-cell office:value-type="float" office:value="16.1016">
                <text:p>16.1016</text:p>
              </table:table-cell>
              <table:table-cell office:value-type="float" office:value="3.14533">
                <text:p>3.14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8759">
                <text:p>16.8759</text:p>
              </table:table-cell>
              <table:table-cell office:value-type="float" office:value="0">
                <text:p>0</text:p>
              </table:table-cell>
              <table:table-cell office:value-type="float" office:value="16.1612">
                <text:p>16.1612</text:p>
              </table:table-cell>
              <table:table-cell office:value-type="float" office:value="3.36764">
                <text:p>3.3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9355">
                <text:p>16.9355</text:p>
              </table:table-cell>
              <table:table-cell office:value-type="float" office:value="0">
                <text:p>0</text:p>
              </table:table-cell>
              <table:table-cell office:value-type="float" office:value="16.2208">
                <text:p>16.2208</text:p>
              </table:table-cell>
              <table:table-cell office:value-type="float" office:value="3.45009">
                <text:p>3.45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9951">
                <text:p>16.9951</text:p>
              </table:table-cell>
              <table:table-cell office:value-type="float" office:value="0">
                <text:p>0</text:p>
              </table:table-cell>
              <table:table-cell office:value-type="float" office:value="16.2803">
                <text:p>16.2803</text:p>
              </table:table-cell>
              <table:table-cell office:value-type="float" office:value="3.58698">
                <text:p>3.58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0547">
                <text:p>17.0547</text:p>
              </table:table-cell>
              <table:table-cell office:value-type="float" office:value="0">
                <text:p>0</text:p>
              </table:table-cell>
              <table:table-cell office:value-type="float" office:value="16.3399">
                <text:p>16.3399</text:p>
              </table:table-cell>
              <table:table-cell office:value-type="float" office:value="3.87215">
                <text:p>3.87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143">
                <text:p>17.1143</text:p>
              </table:table-cell>
              <table:table-cell office:value-type="float" office:value="0">
                <text:p>0</text:p>
              </table:table-cell>
              <table:table-cell office:value-type="float" office:value="16.3995">
                <text:p>16.3995</text:p>
              </table:table-cell>
              <table:table-cell office:value-type="float" office:value="4.02755">
                <text:p>4.02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1739">
                <text:p>17.1739</text:p>
              </table:table-cell>
              <table:table-cell office:value-type="float" office:value="0">
                <text:p>0</text:p>
              </table:table-cell>
              <table:table-cell office:value-type="float" office:value="16.4591">
                <text:p>16.4591</text:p>
              </table:table-cell>
              <table:table-cell office:value-type="float" office:value="4.05962">
                <text:p>4.05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2335">
                <text:p>17.2335</text:p>
              </table:table-cell>
              <table:table-cell office:value-type="float" office:value="0.00251788">
                <text:p>0.00251788</text:p>
              </table:table-cell>
              <table:table-cell office:value-type="float" office:value="16.5187">
                <text:p>16.5187</text:p>
              </table:table-cell>
              <table:table-cell office:value-type="float" office:value="4.1864">
                <text:p>4.1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2931">
                <text:p>17.2931</text:p>
              </table:table-cell>
              <table:table-cell office:value-type="float" office:value="0.00795717">
                <text:p>0.00795717</text:p>
              </table:table-cell>
              <table:table-cell office:value-type="float" office:value="16.5783">
                <text:p>16.5783</text:p>
              </table:table-cell>
              <table:table-cell office:value-type="float" office:value="4.21348">
                <text:p>4.213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3527">
                <text:p>17.3527</text:p>
              </table:table-cell>
              <table:table-cell office:value-type="float" office:value="0.00528455">
                <text:p>0.00528455</text:p>
              </table:table-cell>
              <table:table-cell office:value-type="float" office:value="16.6378">
                <text:p>16.6378</text:p>
              </table:table-cell>
              <table:table-cell office:value-type="float" office:value="4.23562">
                <text:p>4.23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4123">
                <text:p>17.4123</text:p>
              </table:table-cell>
              <table:table-cell office:value-type="float" office:value="0.00846167">
                <text:p>0.00846167</text:p>
              </table:table-cell>
              <table:table-cell office:value-type="float" office:value="16.6974">
                <text:p>16.6974</text:p>
              </table:table-cell>
              <table:table-cell office:value-type="float" office:value="4.2894">
                <text:p>4.2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4719">
                <text:p>17.4719</text:p>
              </table:table-cell>
              <table:table-cell office:value-type="float" office:value="0">
                <text:p>0</text:p>
              </table:table-cell>
              <table:table-cell office:value-type="float" office:value="16.757">
                <text:p>16.757</text:p>
              </table:table-cell>
              <table:table-cell office:value-type="float" office:value="4.33189">
                <text:p>4.33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5314">
                <text:p>17.5314</text:p>
              </table:table-cell>
              <table:table-cell office:value-type="float" office:value="0.00541133">
                <text:p>0.00541133</text:p>
              </table:table-cell>
              <table:table-cell office:value-type="float" office:value="16.8166">
                <text:p>16.8166</text:p>
              </table:table-cell>
              <table:table-cell office:value-type="float" office:value="4.03199">
                <text:p>4.03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91">
                <text:p>17.591</text:p>
              </table:table-cell>
              <table:table-cell office:value-type="float" office:value="0">
                <text:p>0</text:p>
              </table:table-cell>
              <table:table-cell office:value-type="float" office:value="16.8762">
                <text:p>16.8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6506">
                <text:p>17.6506</text:p>
              </table:table-cell>
              <table:table-cell office:value-type="float" office:value="0.0040386">
                <text:p>0.0040386</text:p>
              </table:table-cell>
              <table:table-cell office:value-type="float" office:value="16.9357">
                <text:p>16.9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102">
                <text:p>17.7102</text:p>
              </table:table-cell>
              <table:table-cell office:value-type="float" office:value="0.0132838">
                <text:p>0.0132838</text:p>
              </table:table-cell>
              <table:table-cell office:value-type="float" office:value="16.9953">
                <text:p>16.9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7698">
                <text:p>17.7698</text:p>
              </table:table-cell>
              <table:table-cell office:value-type="float" office:value="0.0168454">
                <text:p>0.0168454</text:p>
              </table:table-cell>
              <table:table-cell office:value-type="float" office:value="17.0549">
                <text:p>17.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8294">
                <text:p>17.8294</text:p>
              </table:table-cell>
              <table:table-cell office:value-type="float" office:value="0">
                <text:p>0</text:p>
              </table:table-cell>
              <table:table-cell office:value-type="float" office:value="17.1145">
                <text:p>17.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889">
                <text:p>17.889</text:p>
              </table:table-cell>
              <table:table-cell office:value-type="float" office:value="0">
                <text:p>0</text:p>
              </table:table-cell>
              <table:table-cell office:value-type="float" office:value="17.1741">
                <text:p>17.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9486">
                <text:p>17.9486</text:p>
              </table:table-cell>
              <table:table-cell office:value-type="float" office:value="0">
                <text:p>0</text:p>
              </table:table-cell>
              <table:table-cell office:value-type="float" office:value="17.2337">
                <text:p>17.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0082">
                <text:p>18.0082</text:p>
              </table:table-cell>
              <table:table-cell office:value-type="float" office:value="0">
                <text:p>0</text:p>
              </table:table-cell>
              <table:table-cell office:value-type="float" office:value="17.2932">
                <text:p>17.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0678">
                <text:p>18.0678</text:p>
              </table:table-cell>
              <table:table-cell office:value-type="float" office:value="0">
                <text:p>0</text:p>
              </table:table-cell>
              <table:table-cell office:value-type="float" office:value="17.3528">
                <text:p>17.3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1274">
                <text:p>18.1274</text:p>
              </table:table-cell>
              <table:table-cell office:value-type="float" office:value="0">
                <text:p>0</text:p>
              </table:table-cell>
              <table:table-cell office:value-type="float" office:value="17.4124">
                <text:p>17.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187">
                <text:p>18.187</text:p>
              </table:table-cell>
              <table:table-cell office:value-type="float" office:value="0">
                <text:p>0</text:p>
              </table:table-cell>
              <table:table-cell office:value-type="float" office:value="17.472">
                <text:p>17.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2466">
                <text:p>18.2466</text:p>
              </table:table-cell>
              <table:table-cell office:value-type="float" office:value="0">
                <text:p>0</text:p>
              </table:table-cell>
              <table:table-cell office:value-type="float" office:value="17.5316">
                <text:p>17.5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911">
                <text:p>17.5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507">
                <text:p>17.65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